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3.5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10.02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ro14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/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4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transparent"/>
    </style:style>
    <style:style style:name="ce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172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7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18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67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108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09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9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20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1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2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5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3" style:family="table-cell" style:parent-style-name="Default">
      <style:table-cell-properties fo:border-bottom="none" fo:border-left="none" fo:border-right="0.06pt solid #000000" fo:border-top="none"/>
    </style:style>
    <style:style style:name="ce2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77" style:family="table-cell" style:parent-style-name="Default">
      <style:table-cell-properties fo:border-bottom="0.06pt solid #000000" fo:border-left="none" fo:border-right="none" fo:border-top="none"/>
    </style:style>
    <style:style style:name="ce27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8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28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8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28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9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4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96" style:family="table-cell" style:parent-style-name="Default">
      <style:text-properties style:font-name="Liberation Serif" style:font-name-asian="Liberation Serif" style:font-name-complex="Liberation Seri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2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8"/>
        <table:table-column table:style-name="co11" table:default-cell-style-name="ce34"/>
        <table:table-column table:style-name="co12" table:number-columns-repeated="2" table:default-cell-style-name="Default"/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2">
          <table:table-cell/>
          <table:table-cell table:style-name="ce1"/>
          <table:table-cell table:style-name="ce9"/>
          <table:table-cell table:style-name="ce16" office:value-type="string" calcext:value-type="string">
            <text:p>KONAMI</text:p>
          </table:table-cell>
          <table:table-cell table:style-name="ce15" table:number-columns-repeated="3"/>
          <table:table-cell/>
          <table:table-cell table:style-name="Default"/>
          <table:table-cell table:style-name="ce43" office:value-type="string" calcext:value-type="string">
            <text:p>M6809</text:p>
          </table:table-cell>
          <table:table-cell table:number-columns-repeated="3"/>
          <table:table-cell table:style-name="ce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1" table:formula="of:=HEX2BIN([.B5];8)" office:value-type="string" office:string-value="00001000" calcext:value-type="string">
            <text:p>0000100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09</text:p>
          </table:table-cell>
          <table:table-cell table:style-name="ce11" table:formula="of:=HEX2BIN([.B6];8)" office:value-type="string" office:string-value="00001001" calcext:value-type="string">
            <text:p>0000100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" office:value-type="string" calcext:value-type="string">
            <text:p>0A</text:p>
          </table:table-cell>
          <table:table-cell table:style-name="ce11" table:formula="of:=HEX2BIN([.B7];8)" office:value-type="string" office:string-value="00001010" calcext:value-type="string">
            <text:p>0000101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1" table:formula="of:=HEX2BIN([.B8];8)" office:value-type="string" office:string-value="00001011" calcext:value-type="string">
            <text:p>0000101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9];8)" office:value-type="string" office:string-value="00001100" calcext:value-type="string">
            <text:p>0000110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10];8)" office:value-type="string" office:string-value="00001101" calcext:value-type="string">
            <text:p>0000110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1];8)" office:value-type="string" office:string-value="00001110" calcext:value-type="string">
            <text:p>0000111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2];8)" office:value-type="string" office:string-value="00001111" calcext:value-type="string">
            <text:p>0000111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2" table:formula="of:=HEX2BIN([.B13];8)" office:value-type="string" office:string-value="00010000" calcext:value-type="string">
            <text:p>00010000</text:p>
          </table:table-cell>
          <table:table-cell table:style-name="ce19" office:value-type="string" calcext:value-type="string">
            <text:p>LD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1" table:formula="of:=HEX2BIN([.B14];8)" office:value-type="string" office:string-value="00010001" calcext:value-type="string">
            <text:p>0001000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1" table:formula="of:=HEX2BIN([.B15];8)" office:value-type="string" office:string-value="00010010" calcext:value-type="string">
            <text:p>0001001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1" table:formula="of:=HEX2BIN([.B16];8)" office:value-type="string" office:string-value="00010011" calcext:value-type="string">
            <text:p>0001001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1" table:formula="of:=HEX2BIN([.B17];8)" office:value-type="string" office:string-value="00010100" calcext:value-type="string">
            <text:p>0001010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1" table:formula="of:=HEX2BIN([.B18];8)" office:value-type="string" office:string-value="00010101" calcext:value-type="string">
            <text:p>0001010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1" table:formula="of:=HEX2BIN([.B19];8)" office:value-type="string" office:string-value="00010110" calcext:value-type="string">
            <text:p>0001011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1" table:formula="of:=HEX2BIN([.B20];8)" office:value-type="string" office:string-value="00010111" calcext:value-type="string">
            <text:p>0001011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1" table:formula="of:=HEX2BIN([.B21];8)" office:value-type="string" office:string-value="00011000" calcext:value-type="string">
            <text:p>0001100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1" table:formula="of:=HEX2BIN([.B22];8)" office:value-type="string" office:string-value="00011001" calcext:value-type="string">
            <text:p>0001100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1" table:formula="of:=HEX2BIN([.B23];8)" office:value-type="string" office:string-value="00011010" calcext:value-type="string">
            <text:p>0001101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1" table:formula="of:=HEX2BIN([.B24];8)" office:value-type="string" office:string-value="00011011" calcext:value-type="string">
            <text:p>0001101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1" table:formula="of:=HEX2BIN([.B25];8)" office:value-type="string" office:string-value="00011100" calcext:value-type="string">
            <text:p>0001110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1" table:formula="of:=HEX2BIN([.B26];8)" office:value-type="string" office:string-value="00011101" calcext:value-type="string">
            <text:p>0001110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1" table:formula="of:=HEX2BIN([.B27];8)" office:value-type="string" office:string-value="00011110" calcext:value-type="string">
            <text:p>0001111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1" table:formula="of:=HEX2BIN([.B28];8)" office:value-type="string" office:string-value="00011111" calcext:value-type="string">
            <text:p>0001111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3" table:formula="of:=HEX2BIN([.B29];8)" office:value-type="string" office:string-value="00100000" calcext:value-type="string">
            <text:p>00100000</text:p>
          </table:table-cell>
          <table:table-cell table:style-name="ce19" office:value-type="string" calcext:value-type="string">
            <text:p>SBC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21</text:p>
          </table:table-cell>
          <table:table-cell table:style-name="ce11" table:formula="of:=HEX2BIN([.B30];8)" office:value-type="string" office:string-value="00100001" calcext:value-type="string">
            <text:p>0010000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1" table:formula="of:=HEX2BIN([.B31];8)" office:value-type="string" office:string-value="00100010" calcext:value-type="string">
            <text:p>0010001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1" table:formula="of:=HEX2BIN([.B32];8)" office:value-type="string" office:string-value="00100011" calcext:value-type="string">
            <text:p>0010001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1" table:formula="of:=HEX2BIN([.B33];8)" office:value-type="string" office:string-value="00100100" calcext:value-type="string">
            <text:p>0010010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1" table:formula="of:=HEX2BIN([.B34];8)" office:value-type="string" office:string-value="00100101" calcext:value-type="string">
            <text:p>0010010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1" table:formula="of:=HEX2BIN([.B35];8)" office:value-type="string" office:string-value="00100110" calcext:value-type="string">
            <text:p>0010011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1" table:formula="of:=HEX2BIN([.B36];8)" office:value-type="string" office:string-value="00100111" calcext:value-type="string">
            <text:p>0010011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1" table:formula="of:=HEX2BIN([.B37];8)" office:value-type="string" office:string-value="00101000" calcext:value-type="string">
            <text:p>0010100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1" table:formula="of:=HEX2BIN([.B38];8)" office:value-type="string" office:string-value="00101001" calcext:value-type="string">
            <text:p>0010100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1" table:formula="of:=HEX2BIN([.B39];8)" office:value-type="string" office:string-value="00101010" calcext:value-type="string">
            <text:p>0010101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1" table:formula="of:=HEX2BIN([.B40];8)" office:value-type="string" office:string-value="00101011" calcext:value-type="string">
            <text:p>0010101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1" table:formula="of:=HEX2BIN([.B41];8)" office:value-type="string" office:string-value="00101100" calcext:value-type="string">
            <text:p>0010110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1" table:formula="of:=HEX2BIN([.B42];8)" office:value-type="string" office:string-value="00101101" calcext:value-type="string">
            <text:p>0010110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1" table:formula="of:=HEX2BIN([.B43];8)" office:value-type="string" office:string-value="00101110" calcext:value-type="string">
            <text:p>0010111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1" table:formula="of:=HEX2BIN([.B44];8)" office:value-type="string" office:string-value="00101111" calcext:value-type="string">
            <text:p>0010111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3" table:formula="of:=HEX2BIN([.B45];8)" office:value-type="string" office:string-value="00110000" calcext:value-type="string">
            <text:p>0011000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1" table:formula="of:=HEX2BIN([.B46];8)" office:value-type="string" office:string-value="00110001" calcext:value-type="string">
            <text:p>0011000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1" table:formula="of:=HEX2BIN([.B47];8)" office:value-type="string" office:string-value="00110010" calcext:value-type="string">
            <text:p>0011001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1" table:formula="of:=HEX2BIN([.B48];8)" office:value-type="string" office:string-value="00110011" calcext:value-type="string">
            <text:p>0011001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1" table:formula="of:=HEX2BIN([.B49];8)" office:value-type="string" office:string-value="00110100" calcext:value-type="string">
            <text:p>0011010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1" table:formula="of:=HEX2BIN([.B50];8)" office:value-type="string" office:string-value="00110101" calcext:value-type="string">
            <text:p>0011010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1" table:formula="of:=HEX2BIN([.B51];8)" office:value-type="string" office:string-value="00110110" calcext:value-type="string">
            <text:p>0011011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1" table:formula="of:=HEX2BIN([.B52];8)" office:value-type="string" office:string-value="00110111" calcext:value-type="string">
            <text:p>0011011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3];8)" office:value-type="string" office:string-value="00111000" calcext:value-type="string">
            <text:p>0011100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4];8)" office:value-type="string" office:string-value="00111001" calcext:value-type="string">
            <text:p>0011100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1" table:formula="of:=HEX2BIN([.B55];8)" office:value-type="string" office:string-value="00111010" calcext:value-type="string">
            <text:p>0011101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3-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1" table:formula="of:=HEX2BIN([.B56];8)" office:value-type="string" office:string-value="00111011" calcext:value-type="string">
            <text:p>0011101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7];8)" office:value-type="string" office:string-value="00111100" calcext:value-type="string">
            <text:p>0011110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8];8)" office:value-type="string" office:string-value="00111101" calcext:value-type="string">
            <text:p>0011110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9];8)" office:value-type="string" office:string-value="00111110" calcext:value-type="string">
            <text:p>0011111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60];8)" office:value-type="string" office:string-value="00111111" calcext:value-type="string">
            <text:p>0011111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3" table:formula="of:=HEX2BIN([.B61];8)" office:value-type="string" office:string-value="01000000" calcext:value-type="string">
            <text:p>01000000</text:p>
          </table:table-cell>
          <table:table-cell table:style-name="ce19" office:value-type="string" calcext:value-type="string">
            <text:p>LDD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1" table:formula="of:=HEX2BIN([.B62];8)" office:value-type="string" office:string-value="01000001" calcext:value-type="string">
            <text:p>0100000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1" table:formula="of:=HEX2BIN([.B63];8)" office:value-type="string" office:string-value="01000010" calcext:value-type="string">
            <text:p>0100001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1" table:formula="of:=HEX2BIN([.B64];8)" office:value-type="string" office:string-value="01000011" calcext:value-type="string">
            <text:p>0100001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1" table:formula="of:=HEX2BIN([.B65];8)" office:value-type="string" office:string-value="01000100" calcext:value-type="string">
            <text:p>0100010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1" table:formula="of:=HEX2BIN([.B66];8)" office:value-type="string" office:string-value="01000101" calcext:value-type="string">
            <text:p>0100010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1" table:formula="of:=HEX2BIN([.B67];8)" office:value-type="string" office:string-value="01000110" calcext:value-type="string">
            <text:p>0100011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1" table:formula="of:=HEX2BIN([.B68];8)" office:value-type="string" office:string-value="01000111" calcext:value-type="string">
            <text:p>0100011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1" table:formula="of:=HEX2BIN([.B69];8)" office:value-type="string" office:string-value="01001000" calcext:value-type="string">
            <text:p>0100100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1" table:formula="of:=HEX2BIN([.B70];8)" office:value-type="string" office:string-value="01001001" calcext:value-type="string">
            <text:p>0100100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1" table:formula="of:=HEX2BIN([.B71];8)" office:value-type="string" office:string-value="01001010" calcext:value-type="string">
            <text:p>0100101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1" table:formula="of:=HEX2BIN([.B72];8)" office:value-type="string" office:string-value="01001011" calcext:value-type="string">
            <text:p>0100101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7-8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1" table:formula="of:=HEX2BIN([.B73];8)" office:value-type="string" office:string-value="01001100" calcext:value-type="string">
            <text:p>0100110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1" table:formula="of:=HEX2BIN([.B74];8)" office:value-type="string" office:string-value="01001101" calcext:value-type="string">
            <text:p>0100110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1" table:formula="of:=HEX2BIN([.B75];8)" office:value-type="string" office:string-value="01001110" calcext:value-type="string">
            <text:p>0100111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1" table:formula="of:=HEX2BIN([.B76];8)" office:value-type="string" office:string-value="01001111" calcext:value-type="string">
            <text:p>0100111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3" table:formula="of:=HEX2BIN([.B77];8)" office:value-type="string" office:string-value="01010000" calcext:value-type="string">
            <text:p>01010000</text:p>
          </table:table-cell>
          <table:table-cell table:style-name="ce19" office:value-type="string" calcext:value-type="string">
            <text:p>CMPU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1" table:formula="of:=HEX2BIN([.B78];8)" office:value-type="string" office:string-value="01010001" calcext:value-type="string">
            <text:p>0101000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1" table:formula="of:=HEX2BIN([.B79];8)" office:value-type="string" office:string-value="01010010" calcext:value-type="string">
            <text:p>0101001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1" table:formula="of:=HEX2BIN([.B80];8)" office:value-type="string" office:string-value="01010011" calcext:value-type="string">
            <text:p>0101001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1" table:formula="of:=HEX2BIN([.B81];8)" office:value-type="string" office:string-value="01010100" calcext:value-type="string">
            <text:p>0101010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1" table:formula="of:=HEX2BIN([.B82];8)" office:value-type="string" office:string-value="01010101" calcext:value-type="string">
            <text:p>0101010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1" table:formula="of:=HEX2BIN([.B83];8)" office:value-type="string" office:string-value="01010110" calcext:value-type="string">
            <text:p>0101011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1" table:formula="of:=HEX2BIN([.B84];8)" office:value-type="string" office:string-value="01010111" calcext:value-type="string">
            <text:p>0101011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1" table:formula="of:=HEX2BIN([.B85];8)" office:value-type="string" office:string-value="01011000" calcext:value-type="string">
            <text:p>0101100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style-name="ce35" office:value-type="string" calcext:value-type="string">
            <text:p>5 – 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1" table:formula="of:=HEX2BIN([.B86];8)" office:value-type="string" office:string-value="01011001" calcext:value-type="string">
            <text:p>0101100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1" table:formula="of:=HEX2BIN([.B87];8)" office:value-type="string" office:string-value="01011010" calcext:value-type="string">
            <text:p>0101101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1" table:formula="of:=HEX2BIN([.B88];8)" office:value-type="string" office:string-value="01011011" calcext:value-type="string">
            <text:p>0101101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1" table:formula="of:=HEX2BIN([.B89];8)" office:value-type="string" office:string-value="01011100" calcext:value-type="string">
            <text:p>0101110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90];8)" office:value-type="string" office:string-value="01011101" calcext:value-type="string">
            <text:p>0101110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1];8)" office:value-type="string" office:string-value="01011110" calcext:value-type="string">
            <text:p>01011110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2];8)" office:value-type="string" office:string-value="01011111" calcext:value-type="string">
            <text:p>0101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3" table:formula="of:=HEX2BIN([.B93];8)" office:value-type="string" office:string-value="01100000" calcext:value-type="string">
            <text:p>01100000</text:p>
          </table:table-cell>
          <table:table-cell table:style-name="ce19" office:value-type="string" calcext:value-type="string">
            <text:p>BRA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1" table:formula="of:=HEX2BIN([.B94];8)" office:value-type="string" office:string-value="01100001" calcext:value-type="string">
            <text:p>0110000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1" table:formula="of:=HEX2BIN([.B95];8)" office:value-type="string" office:string-value="01100010" calcext:value-type="string">
            <text:p>0110001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1" table:formula="of:=HEX2BIN([.B96];8)" office:value-type="string" office:string-value="01100011" calcext:value-type="string">
            <text:p>0110001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1" table:formula="of:=HEX2BIN([.B97];8)" office:value-type="string" office:string-value="01100100" calcext:value-type="string">
            <text:p>0110010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1" table:formula="of:=HEX2BIN([.B98];8)" office:value-type="string" office:string-value="01100101" calcext:value-type="string">
            <text:p>0110010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1" table:formula="of:=HEX2BIN([.B99];8)" office:value-type="string" office:string-value="01100110" calcext:value-type="string">
            <text:p>0110011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1" table:formula="of:=HEX2BIN([.B100];8)" office:value-type="string" office:string-value="01100111" calcext:value-type="string">
            <text:p>0110011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1" table:formula="of:=HEX2BIN([.B101];8)" office:value-type="string" office:string-value="01101000" calcext:value-type="string">
            <text:p>0110100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1" table:formula="of:=HEX2BIN([.B102];8)" office:value-type="string" office:string-value="01101001" calcext:value-type="string">
            <text:p>0110100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1" table:formula="of:=HEX2BIN([.B103];8)" office:value-type="string" office:string-value="01101010" calcext:value-type="string">
            <text:p>0110101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1" table:formula="of:=HEX2BIN([.B104];8)" office:value-type="string" office:string-value="01101011" calcext:value-type="string">
            <text:p>0110101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1" table:formula="of:=HEX2BIN([.B105];8)" office:value-type="string" office:string-value="01101100" calcext:value-type="string">
            <text:p>0110110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1" table:formula="of:=HEX2BIN([.B106];8)" office:value-type="string" office:string-value="01101101" calcext:value-type="string">
            <text:p>0110110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1" table:formula="of:=HEX2BIN([.B107];8)" office:value-type="string" office:string-value="01101110" calcext:value-type="string">
            <text:p>0110111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1" table:formula="of:=HEX2BIN([.B108];8)" office:value-type="string" office:string-value="01101111" calcext:value-type="string">
            <text:p>0110111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3" table:formula="of:=HEX2BIN([.B109];8)" office:value-type="string" office:string-value="01110000" calcext:value-type="string">
            <text:p>01110000</text:p>
          </table:table-cell>
          <table:table-cell table:style-name="ce19" office:value-type="string" calcext:value-type="string">
            <text:p>BRN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1" table:formula="of:=HEX2BIN([.B110];8)" office:value-type="string" office:string-value="01110001" calcext:value-type="string">
            <text:p>0111000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1" table:formula="of:=HEX2BIN([.B111];8)" office:value-type="string" office:string-value="01110010" calcext:value-type="string">
            <text:p>0111001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1" table:formula="of:=HEX2BIN([.B112];8)" office:value-type="string" office:string-value="01110011" calcext:value-type="string">
            <text:p>0111001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1" table:formula="of:=HEX2BIN([.B113];8)" office:value-type="string" office:string-value="01110100" calcext:value-type="string">
            <text:p>0111010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1" table:formula="of:=HEX2BIN([.B114];8)" office:value-type="string" office:string-value="01110101" calcext:value-type="string">
            <text:p>0111010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1" table:formula="of:=HEX2BIN([.B115];8)" office:value-type="string" office:string-value="01110110" calcext:value-type="string">
            <text:p>0111011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1" table:formula="of:=HEX2BIN([.B116];8)" office:value-type="string" office:string-value="01110111" calcext:value-type="string">
            <text:p>0111011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1" table:formula="of:=HEX2BIN([.B117];8)" office:value-type="string" office:string-value="01111000" calcext:value-type="string">
            <text:p>0111100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1" table:formula="of:=HEX2BIN([.B118];8)" office:value-type="string" office:string-value="01111001" calcext:value-type="string">
            <text:p>0111100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1" table:formula="of:=HEX2BIN([.B119];8)" office:value-type="string" office:string-value="01111010" calcext:value-type="string">
            <text:p>0111101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1" table:formula="of:=HEX2BIN([.B120];8)" office:value-type="string" office:string-value="01111011" calcext:value-type="string">
            <text:p>0111101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1" table:formula="of:=HEX2BIN([.B121];8)" office:value-type="string" office:string-value="01111100" calcext:value-type="string">
            <text:p>0111110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1" table:formula="of:=HEX2BIN([.B122];8)" office:value-type="string" office:string-value="01111101" calcext:value-type="string">
            <text:p>0111110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1" table:formula="of:=HEX2BIN([.B123];8)" office:value-type="string" office:string-value="01111110" calcext:value-type="string">
            <text:p>0111111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1" table:formula="of:=HEX2BIN([.B124];8)" office:value-type="string" office:string-value="01111111" calcext:value-type="string">
            <text:p>0111111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3" table:formula="of:=HEX2BIN([.B125];8)" office:value-type="string" office:string-value="10000000" calcext:value-type="string">
            <text:p>10000000</text:p>
          </table:table-cell>
          <table:table-cell table:style-name="ce19" office:value-type="string" calcext:value-type="string">
            <text:p>CLR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1" table:formula="of:=HEX2BIN([.B126];8)" office:value-type="string" office:string-value="10000001" calcext:value-type="string">
            <text:p>1000000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1" table:formula="of:=HEX2BIN([.B127];8)" office:value-type="string" office:string-value="10000010" calcext:value-type="string">
            <text:p>1000001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1" table:formula="of:=HEX2BIN([.B128];8)" office:value-type="string" office:string-value="10000011" calcext:value-type="string">
            <text:p>1000001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1" table:formula="of:=HEX2BIN([.B129];8)" office:value-type="string" office:string-value="10000100" calcext:value-type="string">
            <text:p>1000010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1" table:formula="of:=HEX2BIN([.B130];8)" office:value-type="string" office:string-value="10000101" calcext:value-type="string">
            <text:p>1000010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1" table:formula="of:=HEX2BIN([.B131];8)" office:value-type="string" office:string-value="10000110" calcext:value-type="string">
            <text:p>1000011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1" table:formula="of:=HEX2BIN([.B132];8)" office:value-type="string" office:string-value="10000111" calcext:value-type="string">
            <text:p>1000011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1" table:formula="of:=HEX2BIN([.B133];8)" office:value-type="string" office:string-value="10001000" calcext:value-type="string">
            <text:p>1000100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1" table:formula="of:=HEX2BIN([.B134];8)" office:value-type="string" office:string-value="10001001" calcext:value-type="string">
            <text:p>1000100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1" table:formula="of:=HEX2BIN([.B135];8)" office:value-type="string" office:string-value="10001010" calcext:value-type="string">
            <text:p>1000101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1" table:formula="of:=HEX2BIN([.B136];8)" office:value-type="string" office:string-value="10001011" calcext:value-type="string">
            <text:p>1000101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1" table:formula="of:=HEX2BIN([.B137];8)" office:value-type="string" office:string-value="10001100" calcext:value-type="string">
            <text:p>1000110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1" table:formula="of:=HEX2BIN([.B138];8)" office:value-type="string" office:string-value="10001101" calcext:value-type="string">
            <text:p>1000110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1" table:formula="of:=HEX2BIN([.B139];8)" office:value-type="string" office:string-value="10001110" calcext:value-type="string">
            <text:p>1000111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1" table:formula="of:=HEX2BIN([.B140];8)" office:value-type="string" office:string-value="10001111" calcext:value-type="string">
            <text:p>1000111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3" table:formula="of:=HEX2BIN([.B141];8)" office:value-type="string" office:string-value="10010000" calcext:value-type="string">
            <text:p>10010000</text:p>
          </table:table-cell>
          <table:table-cell table:style-name="ce19" office:value-type="string" calcext:value-type="string">
            <text:p>TST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1" table:formula="of:=HEX2BIN([.B142];8)" office:value-type="string" office:string-value="10010001" calcext:value-type="string">
            <text:p>1001000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1" table:formula="of:=HEX2BIN([.B143];8)" office:value-type="string" office:string-value="10010010" calcext:value-type="string">
            <text:p>1001001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1" table:formula="of:=HEX2BIN([.B144];8)" office:value-type="string" office:string-value="10010011" calcext:value-type="string">
            <text:p>1001001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1" table:formula="of:=HEX2BIN([.B145];8)" office:value-type="string" office:string-value="10010100" calcext:value-type="string">
            <text:p>1001010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1" table:formula="of:=HEX2BIN([.B146];8)" office:value-type="string" office:string-value="10010101" calcext:value-type="string">
            <text:p>1001010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1" table:formula="of:=HEX2BIN([.B147];8)" office:value-type="string" office:string-value="10010110" calcext:value-type="string">
            <text:p>1001011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1" table:formula="of:=HEX2BIN([.B148];8)" office:value-type="string" office:string-value="10010111" calcext:value-type="string">
            <text:p>1001011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1" table:formula="of:=HEX2BIN([.B149];8)" office:value-type="string" office:string-value="10011000" calcext:value-type="string">
            <text:p>1001100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1" table:formula="of:=HEX2BIN([.B150];8)" office:value-type="string" office:string-value="10011001" calcext:value-type="string">
            <text:p>1001100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1" table:formula="of:=HEX2BIN([.B151];8)" office:value-type="string" office:string-value="10011010" calcext:value-type="string">
            <text:p>1001101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1" table:formula="of:=HEX2BIN([.B152];8)" office:value-type="string" office:string-value="10011011" calcext:value-type="string">
            <text:p>1001101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1" table:formula="of:=HEX2BIN([.B153];8)" office:value-type="string" office:string-value="10011100" calcext:value-type="string">
            <text:p>1001110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1" table:formula="of:=HEX2BIN([.B154];8)" office:value-type="string" office:string-value="10011101" calcext:value-type="string">
            <text:p>1001110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1" table:formula="of:=HEX2BIN([.B155];8)" office:value-type="string" office:string-value="10011110" calcext:value-type="string">
            <text:p>1001111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6];8)" office:value-type="string" office:string-value="10011111" calcext:value-type="string">
            <text:p>1001111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3" table:formula="of:=HEX2BIN([.B157];8)" office:value-type="string" office:string-value="10100000" calcext:value-type="string">
            <text:p>10100000</text:p>
          </table:table-cell>
          <table:table-cell table:style-name="ce19" office:value-type="string" calcext:value-type="string">
            <text:p>ROLA</text:p>
          </table:table-cell>
          <table:table-cell table:style-name="ce3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1" table:formula="of:=HEX2BIN([.B158];8)" office:value-type="string" office:string-value="10100001" calcext:value-type="string">
            <text:p>1010000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1" table:formula="of:=HEX2BIN([.B159];8)" office:value-type="string" office:string-value="10100010" calcext:value-type="string">
            <text:p>1010001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1" table:formula="of:=HEX2BIN([.B160];8)" office:value-type="string" office:string-value="10100011" calcext:value-type="string">
            <text:p>1010001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1" table:formula="of:=HEX2BIN([.B161];8)" office:value-type="string" office:string-value="10100100" calcext:value-type="string">
            <text:p>1010010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1" table:formula="of:=HEX2BIN([.B162];8)" office:value-type="string" office:string-value="10100101" calcext:value-type="string">
            <text:p>1010010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1" table:formula="of:=HEX2BIN([.B163];8)" office:value-type="string" office:string-value="10100110" calcext:value-type="string">
            <text:p>1010011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1" table:formula="of:=HEX2BIN([.B164];8)" office:value-type="string" office:string-value="10100111" calcext:value-type="string">
            <text:p>1010011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5];8)" office:value-type="string" office:string-value="10101000" calcext:value-type="string">
            <text:p>1010100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6];8)" office:value-type="string" office:string-value="10101001" calcext:value-type="string">
            <text:p>1010100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8-9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1" table:formula="of:=HEX2BIN([.B167];8)" office:value-type="string" office:string-value="10101010" calcext:value-type="string">
            <text:p>1010101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1" table:formula="of:=HEX2BIN([.B168];8)" office:value-type="string" office:string-value="10101011" calcext:value-type="string">
            <text:p>1010101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C</text:p>
          </table:table-cell>
          <table:table-cell table:style-name="ce11" table:formula="of:=HEX2BIN([.B169];8)" office:value-type="string" office:string-value="10101100" calcext:value-type="string">
            <text:p>1010110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70];8)" office:value-type="string" office:string-value="10101101" calcext:value-type="string">
            <text:p>1010110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1];8)" office:value-type="string" office:string-value="10101110" calcext:value-type="string">
            <text:p>1010111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B0</text:p>
          </table:table-cell>
          <table:table-cell table:style-name="ce13" table:formula="of:=HEX2BIN([.B173];8)" office:value-type="string" office:string-value="10110000" calcext:value-type="string">
            <text:p>10110000</text:p>
          </table:table-cell>
          <table:table-cell table:style-name="ce22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4];8)" office:value-type="string" office:string-value="10110001" calcext:value-type="string">
            <text:p>1011000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5];8)" office:value-type="string" office:string-value="10110010" calcext:value-type="string">
            <text:p>1011001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6];8)" office:value-type="string" office:string-value="10110011" calcext:value-type="string">
            <text:p>1011001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7];8)" office:value-type="string" office:string-value="10110100" calcext:value-type="string">
            <text:p>1011010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8];8)" office:value-type="string" office:string-value="10110101" calcext:value-type="string">
            <text:p>1011010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9];8)" office:value-type="string" office:string-value="10110110" calcext:value-type="string">
            <text:p>1011011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80];8)" office:value-type="string" office:string-value="10110111" calcext:value-type="string">
            <text:p>1011011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8</text:p>
          </table:table-cell>
          <table:table-cell table:style-name="ce11" table:formula="of:=HEX2BIN([.B181];8)" office:value-type="string" office:string-value="10111000" calcext:value-type="string">
            <text:p>1011100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9</text:p>
          </table:table-cell>
          <table:table-cell table:style-name="ce11" table:formula="of:=HEX2BIN([.B182];8)" office:value-type="string" office:string-value="10111001" calcext:value-type="string">
            <text:p>1011100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A</text:p>
          </table:table-cell>
          <table:table-cell table:style-name="ce11" table:formula="of:=HEX2BIN([.B183];8)" office:value-type="string" office:string-value="10111010" calcext:value-type="string">
            <text:p>1011101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B</text:p>
          </table:table-cell>
          <table:table-cell table:style-name="ce11" table:formula="of:=HEX2BIN([.B184];8)" office:value-type="string" office:string-value="10111011" calcext:value-type="string">
            <text:p>1011101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C</text:p>
          </table:table-cell>
          <table:table-cell table:style-name="ce11" table:formula="of:=HEX2BIN([.B185];8)" office:value-type="string" office:string-value="10111100" calcext:value-type="string">
            <text:p>1011110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D</text:p>
          </table:table-cell>
          <table:table-cell table:style-name="ce11" table:formula="of:=HEX2BIN([.B186];8)" office:value-type="string" office:string-value="10111101" calcext:value-type="string">
            <text:p>1011110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E</text:p>
          </table:table-cell>
          <table:table-cell table:style-name="ce11" table:formula="of:=HEX2BIN([.B187];8)" office:value-type="string" office:string-value="10111110" calcext:value-type="string">
            <text:p>1011111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F</text:p>
          </table:table-cell>
          <table:table-cell table:style-name="ce11" table:formula="of:=HEX2BIN([.B188];8)" office:value-type="string" office:string-value="10111111" calcext:value-type="string">
            <text:p>1011111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C0</text:p>
          </table:table-cell>
          <table:table-cell table:style-name="ce13" table:formula="of:=HEX2BIN([.B189];8)" office:value-type="string" office:string-value="11000000" calcext:value-type="string">
            <text:p>11000000</text:p>
          </table:table-cell>
          <table:table-cell table:style-name="ce24" office:value-type="string" calcext:value-type="string">
            <text:p>ROLD</text:p>
          </table:table-cell>
          <table:table-cell table:style-name="ce22" office:value-type="string" calcext:value-type="string">
            <text:p>IMM</text:p>
          </table:table-cell>
          <table:table-cell table:style-name="ce19"/>
          <table:table-cell table:style-name="ce37" office:value-type="float" office:value="2" calcext:value-type="float">
            <text:p>2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1</text:p>
          </table:table-cell>
          <table:table-cell table:style-name="ce11" table:formula="of:=HEX2BIN([.B190];8)" office:value-type="string" office:string-value="11000001" calcext:value-type="string">
            <text:p>1100000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1" table:formula="of:=HEX2BIN([.B191];8)" office:value-type="string" office:string-value="11000010" calcext:value-type="string">
            <text:p>1100001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F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1" table:formula="of:=HEX2BIN([.B192];8)" office:value-type="string" office:string-value="11000011" calcext:value-type="string">
            <text:p>1100001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/>
          <table:table-cell table:style-name="ce29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1" table:formula="of:=HEX2BIN([.B193];8)" office:value-type="string" office:string-value="11000100" calcext:value-type="string">
            <text:p>1100010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0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1" table:formula="of:=HEX2BIN([.B194];8)" office:value-type="string" office:string-value="11000101" calcext:value-type="string">
            <text:p>1100010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1" table:formula="of:=HEX2BIN([.B195];8)" office:value-type="string" office:string-value="11000110" calcext:value-type="string">
            <text:p>1100011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C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1" table:formula="of:=HEX2BIN([.B196];8)" office:value-type="string" office:string-value="11000111" calcext:value-type="string">
            <text:p>1100011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1" table:formula="of:=HEX2BIN([.B197];8)" office:value-type="string" office:string-value="11001000" calcext:value-type="string">
            <text:p>1100100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A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1" table:formula="of:=HEX2BIN([.B198];8)" office:value-type="string" office:string-value="11001001" calcext:value-type="string">
            <text:p>1100100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1" table:formula="of:=HEX2BIN([.B199];8)" office:value-type="string" office:string-value="11001010" calcext:value-type="string">
            <text:p>1100101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D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1" table:formula="of:=HEX2BIN([.B200];8)" office:value-type="string" office:string-value="11001011" calcext:value-type="string">
            <text:p>1100101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1];8)" office:value-type="string" office:string-value="11001100" calcext:value-type="string">
            <text:p>1100110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2];8)" office:value-type="string" office:string-value="11001101" calcext:value-type="string">
            <text:p>1100110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3];8)" office:value-type="string" office:string-value="11001110" calcext:value-type="string">
            <text:p>1100111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4];8)" office:value-type="string" office:string-value="11001111" calcext:value-type="string">
            <text:p>1100111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5];8)" office:value-type="string" office:string-value="11010000" calcext:value-type="string">
            <text:p>11010000</text:p>
          </table:table-cell>
          <table:table-cell table:style-name="ce26" office:value-type="string" calcext:value-type="string">
            <text:p>BSETD X,U</text:p>
          </table:table-cell>
          <table:table-cell table:style-name="ce22" office:value-type="string" calcext:value-type="string">
            <text:p>INH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1"/>
          <table:table-cell table:style-name="ce18" table:number-columns-repeated="4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42"/>
          <table:table-cell table:number-columns-repeated="3"/>
        </table:table-row>
        <table:table-row table:style-name="ro4">
          <table:table-cell table:number-columns-repeated="3"/>
          <table:table-cell table:style-name="ce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28" office:value-type="string" calcext:value-type="string">
            <text:p>KONAMI</text:p>
          </table:table-cell>
          <table:table-cell table:style-name="ce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29"/>
          <table:table-cell table:number-columns-repeated="14"/>
        </table:table-row>
        <table:table-row table:style-name="ro8">
          <table:table-cell table:number-columns-repeated="3"/>
          <table:table-cell table:style-name="ce30" office:value-type="string" calcext:value-type="string">
            <text:p>KONAMI, HITACHI</text:p>
          </table:table-cell>
          <table:table-cell table:style-name="ce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1" office:value-type="string" calcext:value-type="string">
            <text:p><text:s/>!= <text:s/>#Bytes </text:p>
          </table:table-cell>
          <table:table-cell table:style-name="ce34" office:value-type="string" calcext:value-type="string">
            <text:p>Total 19</text:p>
          </table:table-cell>
          <table:table-cell table:number-columns-repeated="3"/>
          <table:table-cell table:style-name="ce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0">
          <table:table-cell/>
          <table:table-cell table:style-name="ce48" office:value-type="string" calcext:value-type="string">
            <text:p>KONAMI</text:p>
          </table:table-cell>
          <table:table-cell table:style-name="ce48" office:value-type="string" calcext:value-type="string">
            <text:p>M6809</text:p>
          </table:table-cell>
          <table:table-cell table:style-name="ce48" office:value-type="string" calcext:value-type="string">
            <text:p>HITACHI</text:p>
          </table:table-cell>
          <table:table-cell table:number-columns-repeated="2"/>
          <table:table-cell table:style-name="ce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51" office:value-type="string" calcext:value-type="string">
            <text:p>%ABX</text:p>
          </table:table-cell>
          <table:table-cell table:number-columns-repeated="2"/>
          <table:table-cell table:style-name="ce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L16</text:p>
          </table:table-cell>
          <table:table-cell/>
          <table:table-cell table:style-name="ce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KONAM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M6809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E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F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E and F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Q</text:p>
          </table:table-cell>
          <table:table-cell table:style-name="ce18" office:value-type="string" calcext:value-type="string">
            <text:p>D and W</text:p>
          </table:table-cell>
          <table:table-cell table:style-name="ce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table-cell table:style-name="ce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48" office:value-type="string" calcext:value-type="string">
            <text:p>HITACH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MD</text:p>
          </table:table-cell>
          <table:table-cell table:style-name="ce18" office:value-type="string" calcext:value-type="string">
            <text:p>MODE / ERROR REGISTER</text:p>
          </table:table-cell>
          <table:table-cell table:style-name="ce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REGISTER Inter-Register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ZERO REGISTER</text:p>
          </table:table-cell>
          <table:table-cell table:style-name="ce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4"/>
        <table:table-column table:style-name="co23" table:default-cell-style-name="ce34"/>
        <table:table-column table:style-name="co24" table:number-columns-repeated="2" table:default-cell-style-name="ce34"/>
        <table:table-column table:style-name="co25" table:default-cell-style-name="ce34"/>
        <table:table-column table:style-name="co26" table:default-cell-style-name="ce47"/>
        <table:table-column table:style-name="co22" table:default-cell-style-name="ce113"/>
        <table:table-column table:style-name="co23" table:default-cell-style-name="ce47"/>
        <table:table-column table:style-name="co27" table:default-cell-style-name="ce34"/>
        <table:table-column table:style-name="co12" table:number-columns-repeated="3" table:default-cell-style-name="ce34"/>
        <table:table-column table:style-name="co28" table:default-cell-style-name="ce34"/>
        <table:table-column table:style-name="co12" table:number-columns-repeated="4" table:default-cell-style-name="ce34"/>
        <table:table-column table:style-name="co29" table:default-cell-style-name="ce34"/>
        <table:table-column table:style-name="co12" table:default-cell-style-name="ce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66" table:number-columns-spanned="8" table:number-rows-spanned="1"/>
          <table:covered-table-cell table:number-columns-repeated="7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8</text:p>
          </table:table-cell>
          <table:table-cell table:style-name="ce11" table:formula="of:=HEX2BIN([.B4];8)" office:value-type="string" office:string-value="00001000" calcext:value-type="string">
            <text:p>000010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9</text:p>
          </table:table-cell>
          <table:table-cell table:style-name="ce11" table:formula="of:=HEX2BIN([.B5];8)" office:value-type="string" office:string-value="00001001" calcext:value-type="string">
            <text:p>0000100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number-columns-repeated="7"/>
          <table:table-cell table:style-name="ce47"/>
          <table:table-cell/>
        </table:table-row>
        <table:table-row table:style-name="ro13">
          <table:table-cell/>
          <table:table-cell table:style-name="ce40" office:value-type="string" calcext:value-type="string">
            <text:p>0A</text:p>
          </table:table-cell>
          <table:table-cell table:style-name="ce11" table:formula="of:=HEX2BIN([.B6];8)" office:value-type="string" office:string-value="00001010" calcext:value-type="string">
            <text:p>0000101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B</text:p>
          </table:table-cell>
          <table:table-cell table:style-name="ce11" table:formula="of:=HEX2BIN([.B7];8)" office:value-type="string" office:string-value="00001011" calcext:value-type="string">
            <text:p>0000101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number-columns-repeated="2"/>
          <table:table-cell table:style-name="ce74" office:value-type="string" calcext:value-type="string">
            <text:p>IMMEDIATE (IMM, IMM_RR)</text:p>
          </table:table-cell>
          <table:table-cell table:number-columns-repeated="4"/>
          <table:table-cell table:style-name="ce47"/>
          <table:table-cell/>
        </table:table-row>
        <table:table-row table:style-name="ro1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8];8)" office:value-type="string" office:string-value="00001100" calcext:value-type="string">
            <text:p>000011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9];8)" office:value-type="string" office:string-value="00001101" calcext:value-type="string">
            <text:p>0000110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3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0];8)" office:value-type="string" office:string-value="00001110" calcext:value-type="string">
            <text:p>0000111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1];8)" office:value-type="string" office:string-value="00001111" calcext:value-type="string">
            <text:p>0000111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6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57" office:value-type="string" calcext:value-type="string">
            <text:p>10</text:p>
          </table:table-cell>
          <table:table-cell table:style-name="ce65" table:formula="of:=HEX2BIN([.B12];8)" office:value-type="string" office:string-value="00010000" calcext:value-type="string">
            <text:p>00010000</text:p>
          </table:table-cell>
          <table:table-cell table:style-name="ce71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LDA</text:p>
          </table:table-cell>
          <table:table-cell table:style-name="ce37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1</text:p>
          </table:table-cell>
          <table:table-cell table:style-name="ce11" table:formula="of:=HEX2BIN([.B13];8)" office:value-type="string" office:string-value="00010001" calcext:value-type="string">
            <text:p>000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8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2</text:p>
          </table:table-cell>
          <table:table-cell table:style-name="ce11" table:formula="of:=HEX2BIN([.B14];8)" office:value-type="string" office:string-value="00010010" calcext:value-type="string">
            <text:p>000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3</text:p>
          </table:table-cell>
          <table:table-cell table:style-name="ce11" table:formula="of:=HEX2BIN([.B15];8)" office:value-type="string" office:string-value="00010011" calcext:value-type="string">
            <text:p>000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4</text:p>
          </table:table-cell>
          <table:table-cell table:style-name="ce11" table:formula="of:=HEX2BIN([.B16];8)" office:value-type="string" office:string-value="00010100" calcext:value-type="string">
            <text:p>000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5</text:p>
          </table:table-cell>
          <table:table-cell table:style-name="ce11" table:formula="of:=HEX2BIN([.B17];8)" office:value-type="string" office:string-value="00010101" calcext:value-type="string">
            <text:p>000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6</text:p>
          </table:table-cell>
          <table:table-cell table:style-name="ce11" table:formula="of:=HEX2BIN([.B18];8)" office:value-type="string" office:string-value="00010110" calcext:value-type="string">
            <text:p>000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7</text:p>
          </table:table-cell>
          <table:table-cell table:style-name="ce11" table:formula="of:=HEX2BIN([.B19];8)" office:value-type="string" office:string-value="00010111" calcext:value-type="string">
            <text:p>000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8</text:p>
          </table:table-cell>
          <table:table-cell table:style-name="ce11" table:formula="of:=HEX2BIN([.B20];8)" office:value-type="string" office:string-value="00011000" calcext:value-type="string">
            <text:p>000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9</text:p>
          </table:table-cell>
          <table:table-cell table:style-name="ce11" table:formula="of:=HEX2BIN([.B21];8)" office:value-type="string" office:string-value="00011001" calcext:value-type="string">
            <text:p>0001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A</text:p>
          </table:table-cell>
          <table:table-cell table:style-name="ce11" table:formula="of:=HEX2BIN([.B22];8)" office:value-type="string" office:string-value="00011010" calcext:value-type="string">
            <text:p>000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B</text:p>
          </table:table-cell>
          <table:table-cell table:style-name="ce11" table:formula="of:=HEX2BIN([.B23];8)" office:value-type="string" office:string-value="00011011" calcext:value-type="string">
            <text:p>000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C</text:p>
          </table:table-cell>
          <table:table-cell table:style-name="ce11" table:formula="of:=HEX2BIN([.B24];8)" office:value-type="string" office:string-value="00011100" calcext:value-type="string">
            <text:p>000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D</text:p>
          </table:table-cell>
          <table:table-cell table:style-name="ce11" table:formula="of:=HEX2BIN([.B25];8)" office:value-type="string" office:string-value="00011101" calcext:value-type="string">
            <text:p>000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E</text:p>
          </table:table-cell>
          <table:table-cell table:style-name="ce11" table:formula="of:=HEX2BIN([.B26];8)" office:value-type="string" office:string-value="00011110" calcext:value-type="string">
            <text:p>0001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F</text:p>
          </table:table-cell>
          <table:table-cell table:style-name="ce11" table:formula="of:=HEX2BIN([.B27];8)" office:value-type="string" office:string-value="00011111" calcext:value-type="string">
            <text:p>0001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20</text:p>
          </table:table-cell>
          <table:table-cell table:style-name="ce13" table:formula="of:=HEX2BIN([.B28];8)" office:value-type="string" office:string-value="00100000" calcext:value-type="string">
            <text:p>0010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BCA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1</text:p>
          </table:table-cell>
          <table:table-cell table:style-name="ce11" table:formula="of:=HEX2BIN([.B29];8)" office:value-type="string" office:string-value="00100001" calcext:value-type="string">
            <text:p>0010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2</text:p>
          </table:table-cell>
          <table:table-cell table:style-name="ce11" table:formula="of:=HEX2BIN([.B30];8)" office:value-type="string" office:string-value="00100010" calcext:value-type="string">
            <text:p>0010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3</text:p>
          </table:table-cell>
          <table:table-cell table:style-name="ce11" table:formula="of:=HEX2BIN([.B31];8)" office:value-type="string" office:string-value="00100011" calcext:value-type="string">
            <text:p>0010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4</text:p>
          </table:table-cell>
          <table:table-cell table:style-name="ce11" table:formula="of:=HEX2BIN([.B32];8)" office:value-type="string" office:string-value="00100100" calcext:value-type="string">
            <text:p>0010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5</text:p>
          </table:table-cell>
          <table:table-cell table:style-name="ce11" table:formula="of:=HEX2BIN([.B33];8)" office:value-type="string" office:string-value="00100101" calcext:value-type="string">
            <text:p>0010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6</text:p>
          </table:table-cell>
          <table:table-cell table:style-name="ce11" table:formula="of:=HEX2BIN([.B34];8)" office:value-type="string" office:string-value="00100110" calcext:value-type="string">
            <text:p>0010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7</text:p>
          </table:table-cell>
          <table:table-cell table:style-name="ce11" table:formula="of:=HEX2BIN([.B35];8)" office:value-type="string" office:string-value="00100111" calcext:value-type="string">
            <text:p>0010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8</text:p>
          </table:table-cell>
          <table:table-cell table:style-name="ce11" table:formula="of:=HEX2BIN([.B36];8)" office:value-type="string" office:string-value="00101000" calcext:value-type="string">
            <text:p>0010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9</text:p>
          </table:table-cell>
          <table:table-cell table:style-name="ce11" table:formula="of:=HEX2BIN([.B37];8)" office:value-type="string" office:string-value="00101001" calcext:value-type="string">
            <text:p>0010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A</text:p>
          </table:table-cell>
          <table:table-cell table:style-name="ce11" table:formula="of:=HEX2BIN([.B38];8)" office:value-type="string" office:string-value="00101010" calcext:value-type="string">
            <text:p>0010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B</text:p>
          </table:table-cell>
          <table:table-cell table:style-name="ce11" table:formula="of:=HEX2BIN([.B39];8)" office:value-type="string" office:string-value="00101011" calcext:value-type="string">
            <text:p>0010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C</text:p>
          </table:table-cell>
          <table:table-cell table:style-name="ce11" table:formula="of:=HEX2BIN([.B40];8)" office:value-type="string" office:string-value="00101100" calcext:value-type="string">
            <text:p>0010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D</text:p>
          </table:table-cell>
          <table:table-cell table:style-name="ce11" table:formula="of:=HEX2BIN([.B41];8)" office:value-type="string" office:string-value="00101101" calcext:value-type="string">
            <text:p>0010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E</text:p>
          </table:table-cell>
          <table:table-cell table:style-name="ce11" table:formula="of:=HEX2BIN([.B42];8)" office:value-type="string" office:string-value="00101110" calcext:value-type="string">
            <text:p>0010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F</text:p>
          </table:table-cell>
          <table:table-cell table:style-name="ce11" table:formula="of:=HEX2BIN([.B43];8)" office:value-type="string" office:string-value="00101111" calcext:value-type="string">
            <text:p>0010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30</text:p>
          </table:table-cell>
          <table:table-cell table:style-name="ce13" table:formula="of:=HEX2BIN([.B44];8)" office:value-type="string" office:string-value="00110000" calcext:value-type="string">
            <text:p>0011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1</text:p>
          </table:table-cell>
          <table:table-cell table:style-name="ce11" table:formula="of:=HEX2BIN([.B45];8)" office:value-type="string" office:string-value="00110001" calcext:value-type="string">
            <text:p>001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2</text:p>
          </table:table-cell>
          <table:table-cell table:style-name="ce11" table:formula="of:=HEX2BIN([.B46];8)" office:value-type="string" office:string-value="00110010" calcext:value-type="string">
            <text:p>001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3</text:p>
          </table:table-cell>
          <table:table-cell table:style-name="ce11" table:formula="of:=HEX2BIN([.B47];8)" office:value-type="string" office:string-value="00110011" calcext:value-type="string">
            <text:p>001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4</text:p>
          </table:table-cell>
          <table:table-cell table:style-name="ce11" table:formula="of:=HEX2BIN([.B48];8)" office:value-type="string" office:string-value="00110100" calcext:value-type="string">
            <text:p>001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5</text:p>
          </table:table-cell>
          <table:table-cell table:style-name="ce11" table:formula="of:=HEX2BIN([.B49];8)" office:value-type="string" office:string-value="00110101" calcext:value-type="string">
            <text:p>001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6</text:p>
          </table:table-cell>
          <table:table-cell table:style-name="ce11" table:formula="of:=HEX2BIN([.B50];8)" office:value-type="string" office:string-value="00110110" calcext:value-type="string">
            <text:p>001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7</text:p>
          </table:table-cell>
          <table:table-cell table:style-name="ce11" table:formula="of:=HEX2BIN([.B51];8)" office:value-type="string" office:string-value="00110111" calcext:value-type="string">
            <text:p>001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2];8)" office:value-type="string" office:string-value="00111000" calcext:value-type="string">
            <text:p>001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3];8)" office:value-type="string" office:string-value="00111001" calcext:value-type="string">
            <text:p>0011100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A</text:p>
          </table:table-cell>
          <table:table-cell table:style-name="ce11" table:formula="of:=HEX2BIN([.B54];8)" office:value-type="string" office:string-value="00111010" calcext:value-type="string">
            <text:p>001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B</text:p>
          </table:table-cell>
          <table:table-cell table:style-name="ce11" table:formula="of:=HEX2BIN([.B55];8)" office:value-type="string" office:string-value="00111011" calcext:value-type="string">
            <text:p>001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C</text:p>
          </table:table-cell>
          <table:table-cell table:style-name="ce11" table:formula="of:=HEX2BIN([.B56];8)" office:value-type="string" office:string-value="00111100" calcext:value-type="string">
            <text:p>001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D</text:p>
          </table:table-cell>
          <table:table-cell table:style-name="ce11" table:formula="of:=HEX2BIN([.B57];8)" office:value-type="string" office:string-value="00111101" calcext:value-type="string">
            <text:p>001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8];8)" office:value-type="string" office:string-value="00111110" calcext:value-type="string">
            <text:p>0011111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59];8)" office:value-type="string" office:string-value="00111111" calcext:value-type="string">
            <text:p>00111111</text:p>
          </table:table-cell>
          <table:table-cell table:style-name="ce7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40</text:p>
          </table:table-cell>
          <table:table-cell table:style-name="ce13" table:formula="of:=HEX2BIN([.B60];8)" office:value-type="string" office:string-value="01000000" calcext:value-type="string">
            <text:p>0100000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9" office:value-type="string" calcext:value-type="string">
            <text:p>LD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1</text:p>
          </table:table-cell>
          <table:table-cell table:style-name="ce11" table:formula="of:=HEX2BIN([.B61];8)" office:value-type="string" office:string-value="01000001" calcext:value-type="string">
            <text:p>0100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2</text:p>
          </table:table-cell>
          <table:table-cell table:style-name="ce11" table:formula="of:=HEX2BIN([.B62];8)" office:value-type="string" office:string-value="01000010" calcext:value-type="string">
            <text:p>0100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3</text:p>
          </table:table-cell>
          <table:table-cell table:style-name="ce11" table:formula="of:=HEX2BIN([.B63];8)" office:value-type="string" office:string-value="01000011" calcext:value-type="string">
            <text:p>0100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4</text:p>
          </table:table-cell>
          <table:table-cell table:style-name="ce11" table:formula="of:=HEX2BIN([.B64];8)" office:value-type="string" office:string-value="01000100" calcext:value-type="string">
            <text:p>0100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5</text:p>
          </table:table-cell>
          <table:table-cell table:style-name="ce11" table:formula="of:=HEX2BIN([.B65];8)" office:value-type="string" office:string-value="01000101" calcext:value-type="string">
            <text:p>0100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6</text:p>
          </table:table-cell>
          <table:table-cell table:style-name="ce11" table:formula="of:=HEX2BIN([.B66];8)" office:value-type="string" office:string-value="01000110" calcext:value-type="string">
            <text:p>0100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7</text:p>
          </table:table-cell>
          <table:table-cell table:style-name="ce11" table:formula="of:=HEX2BIN([.B67];8)" office:value-type="string" office:string-value="01000111" calcext:value-type="string">
            <text:p>0100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8</text:p>
          </table:table-cell>
          <table:table-cell table:style-name="ce11" table:formula="of:=HEX2BIN([.B68];8)" office:value-type="string" office:string-value="01001000" calcext:value-type="string">
            <text:p>01001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9</text:p>
          </table:table-cell>
          <table:table-cell table:style-name="ce11" table:formula="of:=HEX2BIN([.B69];8)" office:value-type="string" office:string-value="01001001" calcext:value-type="string">
            <text:p>0100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A</text:p>
          </table:table-cell>
          <table:table-cell table:style-name="ce11" table:formula="of:=HEX2BIN([.B70];8)" office:value-type="string" office:string-value="01001010" calcext:value-type="string">
            <text:p>01001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B</text:p>
          </table:table-cell>
          <table:table-cell table:style-name="ce11" table:formula="of:=HEX2BIN([.B71];8)" office:value-type="string" office:string-value="01001011" calcext:value-type="string">
            <text:p>0100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C</text:p>
          </table:table-cell>
          <table:table-cell table:style-name="ce11" table:formula="of:=HEX2BIN([.B72];8)" office:value-type="string" office:string-value="01001100" calcext:value-type="string">
            <text:p>01001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D</text:p>
          </table:table-cell>
          <table:table-cell table:style-name="ce11" table:formula="of:=HEX2BIN([.B73];8)" office:value-type="string" office:string-value="01001101" calcext:value-type="string">
            <text:p>01001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E</text:p>
          </table:table-cell>
          <table:table-cell table:style-name="ce11" table:formula="of:=HEX2BIN([.B74];8)" office:value-type="string" office:string-value="01001110" calcext:value-type="string">
            <text:p>01001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F</text:p>
          </table:table-cell>
          <table:table-cell table:style-name="ce11" table:formula="of:=HEX2BIN([.B75];8)" office:value-type="string" office:string-value="01001111" calcext:value-type="string">
            <text:p>01001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50</text:p>
          </table:table-cell>
          <table:table-cell table:style-name="ce13" table:formula="of:=HEX2BIN([.B76];8)" office:value-type="string" office:string-value="01010000" calcext:value-type="string">
            <text:p>01010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9" office:value-type="string" calcext:value-type="string">
            <text:p>CMPU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1</text:p>
          </table:table-cell>
          <table:table-cell table:style-name="ce11" table:formula="of:=HEX2BIN([.B77];8)" office:value-type="string" office:string-value="01010001" calcext:value-type="string">
            <text:p>0101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2</text:p>
          </table:table-cell>
          <table:table-cell table:style-name="ce11" table:formula="of:=HEX2BIN([.B78];8)" office:value-type="string" office:string-value="01010010" calcext:value-type="string">
            <text:p>0101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3</text:p>
          </table:table-cell>
          <table:table-cell table:style-name="ce11" table:formula="of:=HEX2BIN([.B79];8)" office:value-type="string" office:string-value="01010011" calcext:value-type="string">
            <text:p>0101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4</text:p>
          </table:table-cell>
          <table:table-cell table:style-name="ce11" table:formula="of:=HEX2BIN([.B80];8)" office:value-type="string" office:string-value="01010100" calcext:value-type="string">
            <text:p>0101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5</text:p>
          </table:table-cell>
          <table:table-cell table:style-name="ce11" table:formula="of:=HEX2BIN([.B81];8)" office:value-type="string" office:string-value="01010101" calcext:value-type="string">
            <text:p>0101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6</text:p>
          </table:table-cell>
          <table:table-cell table:style-name="ce11" table:formula="of:=HEX2BIN([.B82];8)" office:value-type="string" office:string-value="01010110" calcext:value-type="string">
            <text:p>0101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7</text:p>
          </table:table-cell>
          <table:table-cell table:style-name="ce11" table:formula="of:=HEX2BIN([.B83];8)" office:value-type="string" office:string-value="01010111" calcext:value-type="string">
            <text:p>0101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8</text:p>
          </table:table-cell>
          <table:table-cell table:style-name="ce11" table:formula="of:=HEX2BIN([.B84];8)" office:value-type="string" office:string-value="01011000" calcext:value-type="string">
            <text:p>010110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9</text:p>
          </table:table-cell>
          <table:table-cell table:style-name="ce11" table:formula="of:=HEX2BIN([.B85];8)" office:value-type="string" office:string-value="01011001" calcext:value-type="string">
            <text:p>0101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A</text:p>
          </table:table-cell>
          <table:table-cell table:style-name="ce11" table:formula="of:=HEX2BIN([.B86];8)" office:value-type="string" office:string-value="01011010" calcext:value-type="string">
            <text:p>0101101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B</text:p>
          </table:table-cell>
          <table:table-cell table:style-name="ce11" table:formula="of:=HEX2BIN([.B87];8)" office:value-type="string" office:string-value="01011011" calcext:value-type="string">
            <text:p>0101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C</text:p>
          </table:table-cell>
          <table:table-cell table:style-name="ce11" table:formula="of:=HEX2BIN([.B88];8)" office:value-type="string" office:string-value="01011100" calcext:value-type="string">
            <text:p>010111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60</text:p>
          </table:table-cell>
          <table:table-cell table:style-name="ce13" table:formula="of:=HEX2BIN([.B92];8)" office:value-type="string" office:string-value="01100000" calcext:value-type="string">
            <text:p>011000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BRA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1</text:p>
          </table:table-cell>
          <table:table-cell table:style-name="ce11" table:formula="of:=HEX2BIN([.B93];8)" office:value-type="string" office:string-value="01100001" calcext:value-type="string">
            <text:p>0110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2</text:p>
          </table:table-cell>
          <table:table-cell table:style-name="ce11" table:formula="of:=HEX2BIN([.B94];8)" office:value-type="string" office:string-value="01100010" calcext:value-type="string">
            <text:p>0110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3</text:p>
          </table:table-cell>
          <table:table-cell table:style-name="ce11" table:formula="of:=HEX2BIN([.B95];8)" office:value-type="string" office:string-value="01100011" calcext:value-type="string">
            <text:p>0110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4</text:p>
          </table:table-cell>
          <table:table-cell table:style-name="ce11" table:formula="of:=HEX2BIN([.B96];8)" office:value-type="string" office:string-value="01100100" calcext:value-type="string">
            <text:p>0110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5</text:p>
          </table:table-cell>
          <table:table-cell table:style-name="ce11" table:formula="of:=HEX2BIN([.B97];8)" office:value-type="string" office:string-value="01100101" calcext:value-type="string">
            <text:p>0110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6</text:p>
          </table:table-cell>
          <table:table-cell table:style-name="ce11" table:formula="of:=HEX2BIN([.B98];8)" office:value-type="string" office:string-value="01100110" calcext:value-type="string">
            <text:p>0110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7</text:p>
          </table:table-cell>
          <table:table-cell table:style-name="ce11" table:formula="of:=HEX2BIN([.B99];8)" office:value-type="string" office:string-value="01100111" calcext:value-type="string">
            <text:p>0110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60" office:value-type="string" calcext:value-type="string">
            <text:p>68</text:p>
          </table:table-cell>
          <table:table-cell table:style-name="ce11" table:formula="of:=HEX2BIN([.B100];8)" office:value-type="string" office:string-value="01101000" calcext:value-type="string">
            <text:p>0110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9</text:p>
          </table:table-cell>
          <table:table-cell table:style-name="ce11" table:formula="of:=HEX2BIN([.B101];8)" office:value-type="string" office:string-value="01101001" calcext:value-type="string">
            <text:p>0110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A</text:p>
          </table:table-cell>
          <table:table-cell table:style-name="ce11" table:formula="of:=HEX2BIN([.B102];8)" office:value-type="string" office:string-value="01101010" calcext:value-type="string">
            <text:p>0110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B</text:p>
          </table:table-cell>
          <table:table-cell table:style-name="ce11" table:formula="of:=HEX2BIN([.B103];8)" office:value-type="string" office:string-value="01101011" calcext:value-type="string">
            <text:p>0110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C</text:p>
          </table:table-cell>
          <table:table-cell table:style-name="ce11" table:formula="of:=HEX2BIN([.B104];8)" office:value-type="string" office:string-value="01101100" calcext:value-type="string">
            <text:p>0110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D</text:p>
          </table:table-cell>
          <table:table-cell table:style-name="ce11" table:formula="of:=HEX2BIN([.B105];8)" office:value-type="string" office:string-value="01101101" calcext:value-type="string">
            <text:p>0110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E</text:p>
          </table:table-cell>
          <table:table-cell table:style-name="ce11" table:formula="of:=HEX2BIN([.B106];8)" office:value-type="string" office:string-value="01101110" calcext:value-type="string">
            <text:p>0110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F</text:p>
          </table:table-cell>
          <table:table-cell table:style-name="ce11" table:formula="of:=HEX2BIN([.B107];8)" office:value-type="string" office:string-value="01101111" calcext:value-type="string">
            <text:p>0110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70</text:p>
          </table:table-cell>
          <table:table-cell table:style-name="ce13" table:formula="of:=HEX2BIN([.B108];8)" office:value-type="string" office:string-value="01110000" calcext:value-type="string">
            <text:p>01110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string" calcext:value-type="string">
            <text:p>BRN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1</text:p>
          </table:table-cell>
          <table:table-cell table:style-name="ce11" table:formula="of:=HEX2BIN([.B109];8)" office:value-type="string" office:string-value="01110001" calcext:value-type="string">
            <text:p>0111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2</text:p>
          </table:table-cell>
          <table:table-cell table:style-name="ce11" table:formula="of:=HEX2BIN([.B110];8)" office:value-type="string" office:string-value="01110010" calcext:value-type="string">
            <text:p>0111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3</text:p>
          </table:table-cell>
          <table:table-cell table:style-name="ce11" table:formula="of:=HEX2BIN([.B111];8)" office:value-type="string" office:string-value="01110011" calcext:value-type="string">
            <text:p>0111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4</text:p>
          </table:table-cell>
          <table:table-cell table:style-name="ce11" table:formula="of:=HEX2BIN([.B112];8)" office:value-type="string" office:string-value="01110100" calcext:value-type="string">
            <text:p>0111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5</text:p>
          </table:table-cell>
          <table:table-cell table:style-name="ce11" table:formula="of:=HEX2BIN([.B113];8)" office:value-type="string" office:string-value="01110101" calcext:value-type="string">
            <text:p>0111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6</text:p>
          </table:table-cell>
          <table:table-cell table:style-name="ce11" table:formula="of:=HEX2BIN([.B114];8)" office:value-type="string" office:string-value="01110110" calcext:value-type="string">
            <text:p>0111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7</text:p>
          </table:table-cell>
          <table:table-cell table:style-name="ce11" table:formula="of:=HEX2BIN([.B115];8)" office:value-type="string" office:string-value="01110111" calcext:value-type="string">
            <text:p>0111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8</text:p>
          </table:table-cell>
          <table:table-cell table:style-name="ce11" table:formula="of:=HEX2BIN([.B116];8)" office:value-type="string" office:string-value="01111000" calcext:value-type="string">
            <text:p>0111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9</text:p>
          </table:table-cell>
          <table:table-cell table:style-name="ce11" table:formula="of:=HEX2BIN([.B117];8)" office:value-type="string" office:string-value="01111001" calcext:value-type="string">
            <text:p>0111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A</text:p>
          </table:table-cell>
          <table:table-cell table:style-name="ce11" table:formula="of:=HEX2BIN([.B118];8)" office:value-type="string" office:string-value="01111010" calcext:value-type="string">
            <text:p>0111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B</text:p>
          </table:table-cell>
          <table:table-cell table:style-name="ce11" table:formula="of:=HEX2BIN([.B119];8)" office:value-type="string" office:string-value="01111011" calcext:value-type="string">
            <text:p>0111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C</text:p>
          </table:table-cell>
          <table:table-cell table:style-name="ce11" table:formula="of:=HEX2BIN([.B120];8)" office:value-type="string" office:string-value="01111100" calcext:value-type="string">
            <text:p>0111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D</text:p>
          </table:table-cell>
          <table:table-cell table:style-name="ce11" table:formula="of:=HEX2BIN([.B121];8)" office:value-type="string" office:string-value="01111101" calcext:value-type="string">
            <text:p>0111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E</text:p>
          </table:table-cell>
          <table:table-cell table:style-name="ce11" table:formula="of:=HEX2BIN([.B122];8)" office:value-type="string" office:string-value="01111110" calcext:value-type="string">
            <text:p>0111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F</text:p>
          </table:table-cell>
          <table:table-cell table:style-name="ce11" table:formula="of:=HEX2BIN([.B123];8)" office:value-type="string" office:string-value="01111111" calcext:value-type="string">
            <text:p>0111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80</text:p>
          </table:table-cell>
          <table:table-cell table:style-name="ce13" table:formula="of:=HEX2BIN([.B124];8)" office:value-type="string" office:string-value="10000000" calcext:value-type="string">
            <text:p>1000000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 table:style-name="ce77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9" office:value-type="string" calcext:value-type="string">
            <text:p>CLR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1</text:p>
          </table:table-cell>
          <table:table-cell table:style-name="ce11" table:formula="of:=HEX2BIN([.B125];8)" office:value-type="string" office:string-value="10000001" calcext:value-type="string">
            <text:p>1000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2</text:p>
          </table:table-cell>
          <table:table-cell table:style-name="ce11" table:formula="of:=HEX2BIN([.B126];8)" office:value-type="string" office:string-value="10000010" calcext:value-type="string">
            <text:p>1000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3</text:p>
          </table:table-cell>
          <table:table-cell table:style-name="ce11" table:formula="of:=HEX2BIN([.B127];8)" office:value-type="string" office:string-value="10000011" calcext:value-type="string">
            <text:p>1000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4</text:p>
          </table:table-cell>
          <table:table-cell table:style-name="ce11" table:formula="of:=HEX2BIN([.B128];8)" office:value-type="string" office:string-value="10000100" calcext:value-type="string">
            <text:p>1000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5</text:p>
          </table:table-cell>
          <table:table-cell table:style-name="ce11" table:formula="of:=HEX2BIN([.B129];8)" office:value-type="string" office:string-value="10000101" calcext:value-type="string">
            <text:p>1000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6</text:p>
          </table:table-cell>
          <table:table-cell table:style-name="ce11" table:formula="of:=HEX2BIN([.B130];8)" office:value-type="string" office:string-value="10000110" calcext:value-type="string">
            <text:p>1000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7</text:p>
          </table:table-cell>
          <table:table-cell table:style-name="ce11" table:formula="of:=HEX2BIN([.B131];8)" office:value-type="string" office:string-value="10000111" calcext:value-type="string">
            <text:p>1000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8</text:p>
          </table:table-cell>
          <table:table-cell table:style-name="ce11" table:formula="of:=HEX2BIN([.B132];8)" office:value-type="string" office:string-value="10001000" calcext:value-type="string">
            <text:p>1000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9</text:p>
          </table:table-cell>
          <table:table-cell table:style-name="ce11" table:formula="of:=HEX2BIN([.B133];8)" office:value-type="string" office:string-value="10001001" calcext:value-type="string">
            <text:p>1000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A</text:p>
          </table:table-cell>
          <table:table-cell table:style-name="ce11" table:formula="of:=HEX2BIN([.B134];8)" office:value-type="string" office:string-value="10001010" calcext:value-type="string">
            <text:p>1000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B</text:p>
          </table:table-cell>
          <table:table-cell table:style-name="ce11" table:formula="of:=HEX2BIN([.B135];8)" office:value-type="string" office:string-value="10001011" calcext:value-type="string">
            <text:p>1000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C</text:p>
          </table:table-cell>
          <table:table-cell table:style-name="ce11" table:formula="of:=HEX2BIN([.B136];8)" office:value-type="string" office:string-value="10001100" calcext:value-type="string">
            <text:p>1000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D</text:p>
          </table:table-cell>
          <table:table-cell table:style-name="ce11" table:formula="of:=HEX2BIN([.B137];8)" office:value-type="string" office:string-value="10001101" calcext:value-type="string">
            <text:p>1000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E</text:p>
          </table:table-cell>
          <table:table-cell table:style-name="ce11" table:formula="of:=HEX2BIN([.B138];8)" office:value-type="string" office:string-value="10001110" calcext:value-type="string">
            <text:p>1000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F</text:p>
          </table:table-cell>
          <table:table-cell table:style-name="ce11" table:formula="of:=HEX2BIN([.B139];8)" office:value-type="string" office:string-value="10001111" calcext:value-type="string">
            <text:p>1000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90</text:p>
          </table:table-cell>
          <table:table-cell table:style-name="ce13" table:formula="of:=HEX2BIN([.B140];8)" office:value-type="string" office:string-value="10010000" calcext:value-type="string">
            <text:p>100100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TST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1</text:p>
          </table:table-cell>
          <table:table-cell table:style-name="ce11" table:formula="of:=HEX2BIN([.B141];8)" office:value-type="string" office:string-value="10010001" calcext:value-type="string">
            <text:p>1001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2</text:p>
          </table:table-cell>
          <table:table-cell table:style-name="ce11" table:formula="of:=HEX2BIN([.B142];8)" office:value-type="string" office:string-value="10010010" calcext:value-type="string">
            <text:p>1001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3</text:p>
          </table:table-cell>
          <table:table-cell table:style-name="ce11" table:formula="of:=HEX2BIN([.B143];8)" office:value-type="string" office:string-value="10010011" calcext:value-type="string">
            <text:p>1001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4</text:p>
          </table:table-cell>
          <table:table-cell table:style-name="ce11" table:formula="of:=HEX2BIN([.B144];8)" office:value-type="string" office:string-value="10010100" calcext:value-type="string">
            <text:p>1001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5</text:p>
          </table:table-cell>
          <table:table-cell table:style-name="ce11" table:formula="of:=HEX2BIN([.B145];8)" office:value-type="string" office:string-value="10010101" calcext:value-type="string">
            <text:p>1001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6</text:p>
          </table:table-cell>
          <table:table-cell table:style-name="ce11" table:formula="of:=HEX2BIN([.B146];8)" office:value-type="string" office:string-value="10010110" calcext:value-type="string">
            <text:p>1001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7</text:p>
          </table:table-cell>
          <table:table-cell table:style-name="ce11" table:formula="of:=HEX2BIN([.B147];8)" office:value-type="string" office:string-value="10010111" calcext:value-type="string">
            <text:p>1001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8</text:p>
          </table:table-cell>
          <table:table-cell table:style-name="ce11" table:formula="of:=HEX2BIN([.B148];8)" office:value-type="string" office:string-value="10011000" calcext:value-type="string">
            <text:p>1001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9</text:p>
          </table:table-cell>
          <table:table-cell table:style-name="ce11" table:formula="of:=HEX2BIN([.B149];8)" office:value-type="string" office:string-value="10011001" calcext:value-type="string">
            <text:p>1001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A</text:p>
          </table:table-cell>
          <table:table-cell table:style-name="ce11" table:formula="of:=HEX2BIN([.B150];8)" office:value-type="string" office:string-value="10011010" calcext:value-type="string">
            <text:p>1001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B</text:p>
          </table:table-cell>
          <table:table-cell table:style-name="ce11" table:formula="of:=HEX2BIN([.B151];8)" office:value-type="string" office:string-value="10011011" calcext:value-type="string">
            <text:p>1001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C</text:p>
          </table:table-cell>
          <table:table-cell table:style-name="ce11" table:formula="of:=HEX2BIN([.B152];8)" office:value-type="string" office:string-value="10011100" calcext:value-type="string">
            <text:p>1001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D</text:p>
          </table:table-cell>
          <table:table-cell table:style-name="ce11" table:formula="of:=HEX2BIN([.B153];8)" office:value-type="string" office:string-value="10011101" calcext:value-type="string">
            <text:p>1001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E</text:p>
          </table:table-cell>
          <table:table-cell table:style-name="ce11" table:formula="of:=HEX2BIN([.B154];8)" office:value-type="string" office:string-value="10011110" calcext:value-type="string">
            <text:p>1001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F</text:p>
          </table:table-cell>
          <table:table-cell table:style-name="ce11" table:formula="of:=HEX2BIN([.B155];8)" office:value-type="string" office:string-value="10011111" calcext:value-type="string">
            <text:p>1001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A0</text:p>
          </table:table-cell>
          <table:table-cell table:style-name="ce13" table:formula="of:=HEX2BIN([.B156];8)" office:value-type="string" office:string-value="10100000" calcext:value-type="string">
            <text:p>1010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ROLA</text:p>
          </table:table-cell>
          <table:table-cell table:style-name="ce130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1</text:p>
          </table:table-cell>
          <table:table-cell table:style-name="ce11" table:formula="of:=HEX2BIN([.B157];8)" office:value-type="string" office:string-value="10100001" calcext:value-type="string">
            <text:p>1010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2</text:p>
          </table:table-cell>
          <table:table-cell table:style-name="ce11" table:formula="of:=HEX2BIN([.B158];8)" office:value-type="string" office:string-value="10100010" calcext:value-type="string">
            <text:p>101000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3</text:p>
          </table:table-cell>
          <table:table-cell table:style-name="ce11" table:formula="of:=HEX2BIN([.B159];8)" office:value-type="string" office:string-value="10100011" calcext:value-type="string">
            <text:p>10100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4</text:p>
          </table:table-cell>
          <table:table-cell table:style-name="ce11" table:formula="of:=HEX2BIN([.B160];8)" office:value-type="string" office:string-value="10100100" calcext:value-type="string">
            <text:p>101001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5</text:p>
          </table:table-cell>
          <table:table-cell table:style-name="ce11" table:formula="of:=HEX2BIN([.B161];8)" office:value-type="string" office:string-value="10100101" calcext:value-type="string">
            <text:p>10100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6</text:p>
          </table:table-cell>
          <table:table-cell table:style-name="ce11" table:formula="of:=HEX2BIN([.B162];8)" office:value-type="string" office:string-value="10100110" calcext:value-type="string">
            <text:p>101001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7</text:p>
          </table:table-cell>
          <table:table-cell table:style-name="ce11" table:formula="of:=HEX2BIN([.B163];8)" office:value-type="string" office:string-value="10100111" calcext:value-type="string">
            <text:p>10100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4];8)" office:value-type="string" office:string-value="10101000" calcext:value-type="string">
            <text:p>101010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5];8)" office:value-type="string" office:string-value="10101001" calcext:value-type="string">
            <text:p>1010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A</text:p>
          </table:table-cell>
          <table:table-cell table:style-name="ce11" table:formula="of:=HEX2BIN([.B166];8)" office:value-type="string" office:string-value="10101010" calcext:value-type="string">
            <text:p>1010101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B</text:p>
          </table:table-cell>
          <table:table-cell table:style-name="ce11" table:formula="of:=HEX2BIN([.B167];8)" office:value-type="string" office:string-value="10101011" calcext:value-type="string">
            <text:p>1010101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AC</text:p>
          </table:table-cell>
          <table:table-cell table:style-name="ce11" table:formula="of:=HEX2BIN([.B168];8)" office:value-type="string" office:string-value="10101100" calcext:value-type="string">
            <text:p>101011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69];8)" office:value-type="string" office:string-value="10101101" calcext:value-type="string">
            <text:p>1010110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0];8)" office:value-type="string" office:string-value="10101110" calcext:value-type="string">
            <text:p>10101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41" office:value-type="string" calcext:value-type="string">
            <text:p>B0</text:p>
          </table:table-cell>
          <table:table-cell table:style-name="ce13" table:formula="of:=HEX2BIN([.B172];8)" office:value-type="string" office:string-value="10110000" calcext:value-type="string">
            <text:p>1011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9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1</text:p>
          </table:table-cell>
          <table:table-cell table:style-name="ce11" table:formula="of:=HEX2BIN([.B173];8)" office:value-type="string" office:string-value="10110001" calcext:value-type="string">
            <text:p>1011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2</text:p>
          </table:table-cell>
          <table:table-cell table:style-name="ce11" table:formula="of:=HEX2BIN([.B174];8)" office:value-type="string" office:string-value="10110010" calcext:value-type="string">
            <text:p>101100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3</text:p>
          </table:table-cell>
          <table:table-cell table:style-name="ce11" table:formula="of:=HEX2BIN([.B175];8)" office:value-type="string" office:string-value="10110011" calcext:value-type="string">
            <text:p>101100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4</text:p>
          </table:table-cell>
          <table:table-cell table:style-name="ce11" table:formula="of:=HEX2BIN([.B176];8)" office:value-type="string" office:string-value="10110100" calcext:value-type="string">
            <text:p>101101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5</text:p>
          </table:table-cell>
          <table:table-cell table:style-name="ce11" table:formula="of:=HEX2BIN([.B177];8)" office:value-type="string" office:string-value="10110101" calcext:value-type="string">
            <text:p>101101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6</text:p>
          </table:table-cell>
          <table:table-cell table:style-name="ce11" table:formula="of:=HEX2BIN([.B178];8)" office:value-type="string" office:string-value="10110110" calcext:value-type="string">
            <text:p>10110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7</text:p>
          </table:table-cell>
          <table:table-cell table:style-name="ce11" table:formula="of:=HEX2BIN([.B179];8)" office:value-type="string" office:string-value="10110111" calcext:value-type="string">
            <text:p>101101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8</text:p>
          </table:table-cell>
          <table:table-cell table:style-name="ce11" table:formula="of:=HEX2BIN([.B180];8)" office:value-type="string" office:string-value="10111000" calcext:value-type="string">
            <text:p>101110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9</text:p>
          </table:table-cell>
          <table:table-cell table:style-name="ce11" table:formula="of:=HEX2BIN([.B181];8)" office:value-type="string" office:string-value="10111001" calcext:value-type="string">
            <text:p>1011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A</text:p>
          </table:table-cell>
          <table:table-cell table:style-name="ce11" table:formula="of:=HEX2BIN([.B182];8)" office:value-type="string" office:string-value="10111010" calcext:value-type="string">
            <text:p>101110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B</text:p>
          </table:table-cell>
          <table:table-cell table:style-name="ce11" table:formula="of:=HEX2BIN([.B183];8)" office:value-type="string" office:string-value="10111011" calcext:value-type="string">
            <text:p>10111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C</text:p>
          </table:table-cell>
          <table:table-cell table:style-name="ce11" table:formula="of:=HEX2BIN([.B184];8)" office:value-type="string" office:string-value="10111100" calcext:value-type="string">
            <text:p>10111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D</text:p>
          </table:table-cell>
          <table:table-cell table:style-name="ce11" table:formula="of:=HEX2BIN([.B185];8)" office:value-type="string" office:string-value="10111101" calcext:value-type="string">
            <text:p>10111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E</text:p>
          </table:table-cell>
          <table:table-cell table:style-name="ce11" table:formula="of:=HEX2BIN([.B186];8)" office:value-type="string" office:string-value="10111110" calcext:value-type="string">
            <text:p>101111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F</text:p>
          </table:table-cell>
          <table:table-cell table:style-name="ce11" table:formula="of:=HEX2BIN([.B187];8)" office:value-type="string" office:string-value="10111111" calcext:value-type="string">
            <text:p>10111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93" office:value-type="string" calcext:value-type="string">
            <text:p>C0</text:p>
          </table:table-cell>
          <table:table-cell table:style-name="ce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4" office:value-type="string" calcext:value-type="string">
            <text:p>ROL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1</text:p>
          </table:table-cell>
          <table:table-cell table:style-name="ce11" table:formula="of:=HEX2BIN([.B189];8)" office:value-type="string" office:string-value="11000001" calcext:value-type="string">
            <text:p>11000001</text:p>
          </table:table-cell>
          <table:table-cell table:style-name="ce79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2</text:p>
          </table:table-cell>
          <table:table-cell table:style-name="ce11" table:formula="of:=HEX2BIN([.B190];8)" office:value-type="string" office:string-value="11000010" calcext:value-type="string">
            <text:p>11000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3</text:p>
          </table:table-cell>
          <table:table-cell table:style-name="ce11" table:formula="of:=HEX2BIN([.B191];8)" office:value-type="string" office:string-value="11000011" calcext:value-type="string">
            <text:p>11000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4</text:p>
          </table:table-cell>
          <table:table-cell table:style-name="ce11" table:formula="of:=HEX2BIN([.B192];8)" office:value-type="string" office:string-value="11000100" calcext:value-type="string">
            <text:p>110001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5</text:p>
          </table:table-cell>
          <table:table-cell table:style-name="ce11" table:formula="of:=HEX2BIN([.B193];8)" office:value-type="string" office:string-value="11000101" calcext:value-type="string">
            <text:p>110001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6</text:p>
          </table:table-cell>
          <table:table-cell table:style-name="ce11" table:formula="of:=HEX2BIN([.B194];8)" office:value-type="string" office:string-value="11000110" calcext:value-type="string">
            <text:p>110001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7</text:p>
          </table:table-cell>
          <table:table-cell table:style-name="ce11" table:formula="of:=HEX2BIN([.B195];8)" office:value-type="string" office:string-value="11000111" calcext:value-type="string">
            <text:p>110001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8</text:p>
          </table:table-cell>
          <table:table-cell table:style-name="ce11" table:formula="of:=HEX2BIN([.B196];8)" office:value-type="string" office:string-value="11001000" calcext:value-type="string">
            <text:p>110010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9</text:p>
          </table:table-cell>
          <table:table-cell table:style-name="ce11" table:formula="of:=HEX2BIN([.B197];8)" office:value-type="string" office:string-value="11001001" calcext:value-type="string">
            <text:p>110010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A</text:p>
          </table:table-cell>
          <table:table-cell table:style-name="ce11" table:formula="of:=HEX2BIN([.B198];8)" office:value-type="string" office:string-value="11001010" calcext:value-type="string">
            <text:p>11001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B</text:p>
          </table:table-cell>
          <table:table-cell table:style-name="ce11" table:formula="of:=HEX2BIN([.B199];8)" office:value-type="string" office:string-value="11001011" calcext:value-type="string">
            <text:p>11001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C</text:p>
          </table:table-cell>
          <table:table-cell table:style-name="ce11" table:formula="of:=HEX2BIN([.B200];8)" office:value-type="string" office:string-value="11001100" calcext:value-type="string">
            <text:p>11001100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D</text:p>
          </table:table-cell>
          <table:table-cell table:style-name="ce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E</text:p>
          </table:table-cell>
          <table:table-cell table:style-name="ce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6" office:value-type="string" calcext:value-type="string">
            <text:p>BSETD X,U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2"/>
          <table:table-cell table:style-name="ce91" table:number-columns-repeated="4"/>
          <table:table-cell table:style-name="ce111"/>
          <table:table-cell table:style-name="ce123"/>
          <table:table-cell table:style-name="ce127"/>
          <table:table-cell table:style-name="ce18" table:number-columns-repeated="2"/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3"/>
          <table:table-cell table:style-name="ce92" table:number-columns-repeated="4"/>
          <table:table-cell table:style-name="ce112"/>
          <table:table-cell table:style-name="ce124"/>
          <table:table-cell table:style-name="ce128"/>
          <table:table-cell table:style-name="ce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table:table-column table:style-name="co30" table:number-columns-repeated="7" table:default-cell-style-name="ce33"/>
        <table:table-column table:style-name="co30" table:default-cell-style-name="ce265"/>
        <table:table-column table:style-name="co31" table:default-cell-style-name="Default"/>
        <table:table-row table:style-name="ro7">
          <table:table-cell table:style-name="ce259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263"/>
          <table:table-cell table:style-name="ce267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260" office:value-type="float" office:value="7" calcext:value-type="float">
            <text:p>7</text:p>
          </table:table-cell>
          <table:table-cell table:style-name="ce260" office:value-type="float" office:value="6" calcext:value-type="float">
            <text:p>6</text:p>
          </table:table-cell>
          <table:table-cell table:style-name="ce260" office:value-type="float" office:value="5" calcext:value-type="float">
            <text:p>5</text:p>
          </table:table-cell>
          <table:table-cell table:style-name="ce260" office:value-type="float" office:value="4" calcext:value-type="float">
            <text:p>4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2" calcext:value-type="float">
            <text:p>2</text:p>
          </table:table-cell>
          <table:table-cell table:style-name="ce260" office:value-type="float" office:value="1" calcext:value-type="float">
            <text:p>1</text:p>
          </table:table-cell>
          <table:table-cell table:style-name="ce264" office:value-type="float" office:value="0" calcext:value-type="float">
            <text:p>0</text:p>
          </table:table-cell>
          <table:covered-table-cell table:style-name="ce277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33"/>
          <table:table-cell/>
        </table:table-row>
        <table:table-row table:style-name="ro7">
          <table:table-cell table:number-columns-repeated="7"/>
          <table:table-cell table:style-name="ce33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260"/>
          <table:table-cell table:number-columns-repeated="3" table:style-name="ce262" office:value-type="string" calcext:value-type="string">
            <text:p>R</text:p>
          </table:table-cell>
          <table:table-cell table:style-name="ce260" table:number-columns-repeated="3"/>
          <table:table-cell table:style-name="ce264"/>
          <table:table-cell table:style-name="ce277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26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Y</text:p>
          </table:table-cell>
        </table:table-row>
        <table:table-row table:style-name="ro7">
          <table:table-cell table:style-name="ce26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U</text:p>
          </table:table-cell>
        </table:table-row>
        <table:table-row table:style-name="ro7">
          <table:table-cell table:style-name="ce261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S</text:p>
          </table:table-cell>
        </table:table-row>
        <table:table-row table:style-name="ro7">
          <table:table-cell table:style-name="ce261"/>
          <table:table-cell table:number-columns-repeated="3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261" table:number-columns-repeated="8"/>
          <table:table-cell/>
        </table:table-row>
        <table:table-row table:style-name="ro7">
          <table:table-cell table:style-name="ce261" table:number-columns-repeated="8"/>
          <table:table-cell/>
        </table:table-row>
      </table:table>
      <table:table table:name="TFR-EXG" table:style-name="ta1">
        <office:forms form:automatic-focus="false" form:apply-design-mode="false"/>
        <table:table-column table:style-name="co12" table:default-cell-style-name="Default"/>
        <table:table-column table:style-name="co32" table:default-cell-style-name="ce34"/>
        <table:table-column table:style-name="co33" table:number-columns-repeated="3" table:default-cell-style-name="ce34"/>
        <table:table-column table:style-name="co33" table:number-columns-repeated="2" table:default-cell-style-name="ce283"/>
        <table:table-column table:style-name="co33" table:number-columns-repeated="2" table:default-cell-style-name="ce34"/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34"/>
          <table:covered-table-cell table:number-columns-repeated="2"/>
        </table:table-row>
        <table:table-row table:style-name="ro7">
          <table:table-cell/>
          <table:table-cell table:style-name="ce82" office:value-type="string" calcext:value-type="string">
            <text:p>MSB</text:p>
          </table:table-cell>
          <table:table-cell table:style-name="ce91" table:number-columns-repeated="6"/>
          <table:table-cell table:style-name="ce284" office:value-type="string" calcext:value-type="string">
            <text:p>LSB</text:p>
          </table:table-cell>
        </table:table-row>
        <table:table-row table:style-name="ro7">
          <table:table-cell/>
          <table:table-cell table:style-name="ce18" office:value-type="string" calcext:value-type="string" table:number-columns-spanned="4" table:number-rows-spanned="1">
            <text:p><text:s/>Destination </text:p>
          </table:table-cell>
          <table:covered-table-cell table:number-columns-repeated="3" table:style-name="ce92"/>
          <table:table-cell table:style-name="ce18" office:value-type="string" calcext:value-type="string" table:number-columns-spanned="4" table:number-rows-spanned="1">
            <text:p>Source </text:p>
          </table:table-cell>
          <table:covered-table-cell table:number-columns-repeated="2" table:style-name="ce92"/>
          <table:covered-table-cell table:style-name="ce285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table:style-name="ce282"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  <table:table-row table:style-name="ro7">
          <table:table-cell/>
          <table:table-cell table:style-name="Default" table:number-columns-repeated="8"/>
        </table:table-row>
        <table:table-row table:style-name="ro14">
          <table:table-cell/>
          <table:table-cell table:style-name="ce278" office:value-type="string" calcext:value-type="string" table:number-columns-spanned="8" table:number-rows-spanned="1">
            <text:p>Assembler syntax: <text:span text:style-name="T1">TFR</text:span> source, destination</text:p>
          </table:table-cell>
          <table:covered-table-cell table:number-columns-repeated="7" table:style-name="Default"/>
        </table:table-row>
      </table:table>
      <table:table table:name="Test Benches" table:style-name="ta1">
        <office:forms form:automatic-focus="false" form:apply-design-mode="false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ce286"/>
        <table:table-column table:style-name="co37" table:default-cell-style-name="ce293"/>
        <table:table-column table:style-name="co12" table:number-columns-repeated="3" table:default-cell-style-name="Default"/>
        <table:table-row table:style-name="ro7">
          <table:table-cell table:number-columns-repeated="8"/>
        </table:table-row>
        <table:table-row table:style-name="ro15">
          <table:table-cell/>
          <table:table-cell table:style-name="ce2" office:value-type="string" calcext:value-type="string">
            <text:p>OP</text:p>
          </table:table-cell>
          <table:table-cell table:style-name="ce17" office:value-type="string" calcext:value-type="string">
            <text:p>Mnem</text:p>
          </table:table-cell>
          <table:table-cell table:style-name="ce287" office:value-type="string" calcext:value-type="string">
            <text:p>Test Name</text:p>
          </table:table-cell>
          <table:table-cell table:style-name="ce294" office:value-type="string" calcext:value-type="string">
            <text:p>Remarks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8</text:p>
          </table:table-cell>
          <table:table-cell table:style-name="ce21" office:value-type="string" calcext:value-type="string">
            <text:p>LEAX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9</text:p>
          </table:table-cell>
          <table:table-cell table:style-name="ce21" office:value-type="string" calcext:value-type="string">
            <text:p>LEAY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A</text:p>
          </table:table-cell>
          <table:table-cell table:style-name="ce21" office:value-type="string" calcext:value-type="string">
            <text:p>LEAU</text:p>
          </table:table-cell>
          <table:table-cell table:style-name="ce288" office:value-type="string" calcext:value-type="string">
            <text:p>idx5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B</text:p>
          </table:table-cell>
          <table:table-cell table:style-name="ce21" office:value-type="string" calcext:value-type="string">
            <text:p>LEAS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C</text:p>
          </table:table-cell>
          <table:table-cell table:style-name="ce21" office:value-type="string" calcext:value-type="string">
            <text:p>PSHS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D</text:p>
          </table:table-cell>
          <table:table-cell table:style-name="ce21" office:value-type="string" calcext:value-type="string">
            <text:p>PSHU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E</text:p>
          </table:table-cell>
          <table:table-cell table:style-name="ce21" office:value-type="string" calcext:value-type="string">
            <text:p>PU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F</text:p>
          </table:table-cell>
          <table:table-cell table:style-name="ce21" office:value-type="string" calcext:value-type="string">
            <text:p>PULU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10</text:p>
          </table:table-cell>
          <table:table-cell table:style-name="ce279" office:value-type="string" calcext:value-type="string">
            <text:p>LDA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1</text:p>
          </table:table-cell>
          <table:table-cell table:style-name="ce21" office:value-type="string" calcext:value-type="string">
            <text:p>LD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2</text:p>
          </table:table-cell>
          <table:table-cell table:style-name="ce21" office:value-type="string" calcext:value-type="string">
            <text:p>LDA (IDX)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3</text:p>
          </table:table-cell>
          <table:table-cell table:style-name="ce21" office:value-type="string" calcext:value-type="string">
            <text:p>LDB (IDX)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4</text:p>
          </table:table-cell>
          <table:table-cell table:style-name="ce21" office:value-type="string" calcext:value-type="string">
            <text:p>ADD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5</text:p>
          </table:table-cell>
          <table:table-cell table:style-name="ce21" office:value-type="string" calcext:value-type="string">
            <text:p>ADD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6</text:p>
          </table:table-cell>
          <table:table-cell table:style-name="ce21" office:value-type="string" calcext:value-type="string">
            <text:p>ADD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7</text:p>
          </table:table-cell>
          <table:table-cell table:style-name="ce21" office:value-type="string" calcext:value-type="string">
            <text:p>ADD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8</text:p>
          </table:table-cell>
          <table:table-cell table:style-name="ce21" office:value-type="string" calcext:value-type="string">
            <text:p>ADC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9</text:p>
          </table:table-cell>
          <table:table-cell table:style-name="ce21" office:value-type="string" calcext:value-type="string">
            <text:p>ADC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A</text:p>
          </table:table-cell>
          <table:table-cell table:style-name="ce21" office:value-type="string" calcext:value-type="string">
            <text:p>ADC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B</text:p>
          </table:table-cell>
          <table:table-cell table:style-name="ce21" office:value-type="string" calcext:value-type="string">
            <text:p>ADC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C</text:p>
          </table:table-cell>
          <table:table-cell table:style-name="ce21" office:value-type="string" calcext:value-type="string">
            <text:p>SUB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D</text:p>
          </table:table-cell>
          <table:table-cell table:style-name="ce21" office:value-type="string" calcext:value-type="string">
            <text:p>SUB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E</text:p>
          </table:table-cell>
          <table:table-cell table:style-name="ce21" office:value-type="string" calcext:value-type="string">
            <text:p>SUB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F</text:p>
          </table:table-cell>
          <table:table-cell table:style-name="ce21" office:value-type="string" calcext:value-type="string">
            <text:p>SUB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20</text:p>
          </table:table-cell>
          <table:table-cell table:style-name="ce279" office:value-type="string" calcext:value-type="string">
            <text:p>SBCA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1</text:p>
          </table:table-cell>
          <table:table-cell table:style-name="ce21" office:value-type="string" calcext:value-type="string">
            <text:p>SBC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2</text:p>
          </table:table-cell>
          <table:table-cell table:style-name="ce21" office:value-type="string" calcext:value-type="string">
            <text:p>SBC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3</text:p>
          </table:table-cell>
          <table:table-cell table:style-name="ce21" office:value-type="string" calcext:value-type="string">
            <text:p>SBC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4</text:p>
          </table:table-cell>
          <table:table-cell table:style-name="ce21" office:value-type="string" calcext:value-type="string">
            <text:p>AND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5</text:p>
          </table:table-cell>
          <table:table-cell table:style-name="ce21" office:value-type="string" calcext:value-type="string">
            <text:p>AND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6</text:p>
          </table:table-cell>
          <table:table-cell table:style-name="ce21" office:value-type="string" calcext:value-type="string">
            <text:p>AND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7</text:p>
          </table:table-cell>
          <table:table-cell table:style-name="ce21" office:value-type="string" calcext:value-type="string">
            <text:p>AND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8</text:p>
          </table:table-cell>
          <table:table-cell table:style-name="ce21" office:value-type="string" calcext:value-type="string">
            <text:p>BIT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9</text:p>
          </table:table-cell>
          <table:table-cell table:style-name="ce21" office:value-type="string" calcext:value-type="string">
            <text:p>BIT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A</text:p>
          </table:table-cell>
          <table:table-cell table:style-name="ce21" office:value-type="string" calcext:value-type="string">
            <text:p>BIT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B</text:p>
          </table:table-cell>
          <table:table-cell table:style-name="ce21" office:value-type="string" calcext:value-type="string">
            <text:p>BIT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C</text:p>
          </table:table-cell>
          <table:table-cell table:style-name="ce21" office:value-type="string" calcext:value-type="string">
            <text:p>EOR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D</text:p>
          </table:table-cell>
          <table:table-cell table:style-name="ce21" office:value-type="string" calcext:value-type="string">
            <text:p>EOR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E</text:p>
          </table:table-cell>
          <table:table-cell table:style-name="ce21" office:value-type="string" calcext:value-type="string">
            <text:p>EOR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F</text:p>
          </table:table-cell>
          <table:table-cell table:style-name="ce21" office:value-type="string" calcext:value-type="string">
            <text:p>EOR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30</text:p>
          </table:table-cell>
          <table:table-cell table:style-name="ce279" office:value-type="string" calcext:value-type="string">
            <text:p>ORA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1</text:p>
          </table:table-cell>
          <table:table-cell table:style-name="ce21" office:value-type="string" calcext:value-type="string">
            <text:p>OR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2</text:p>
          </table:table-cell>
          <table:table-cell table:style-name="ce21" office:value-type="string" calcext:value-type="string">
            <text:p>OR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3</text:p>
          </table:table-cell>
          <table:table-cell table:style-name="ce21" office:value-type="string" calcext:value-type="string">
            <text:p>OR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4</text:p>
          </table:table-cell>
          <table:table-cell table:style-name="ce21" office:value-type="string" calcext:value-type="string">
            <text:p>CMP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5</text:p>
          </table:table-cell>
          <table:table-cell table:style-name="ce21" office:value-type="string" calcext:value-type="string">
            <text:p>CMP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6</text:p>
          </table:table-cell>
          <table:table-cell table:style-name="ce21" office:value-type="string" calcext:value-type="string">
            <text:p>CMP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7</text:p>
          </table:table-cell>
          <table:table-cell table:style-name="ce21" office:value-type="string" calcext:value-type="string">
            <text:p>CMP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8</text:p>
          </table:table-cell>
          <table:table-cell table:style-name="ce21" office:value-type="string" calcext:value-type="string">
            <text:p>SETLINES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9</text:p>
          </table:table-cell>
          <table:table-cell table:style-name="ce21" office:value-type="string" calcext:value-type="string">
            <text:p>SETLINES (idx)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A</text:p>
          </table:table-cell>
          <table:table-cell table:style-name="ce21" office:value-type="string" calcext:value-type="string">
            <text:p>STA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B</text:p>
          </table:table-cell>
          <table:table-cell table:style-name="ce21" office:value-type="string" calcext:value-type="string">
            <text:p>STB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C</text:p>
          </table:table-cell>
          <table:table-cell table:style-name="ce21" office:value-type="string" calcext:value-type="string">
            <text:p>ANDCC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D</text:p>
          </table:table-cell>
          <table:table-cell table:style-name="ce21" office:value-type="string" calcext:value-type="string">
            <text:p>ORCC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E</text:p>
          </table:table-cell>
          <table:table-cell table:style-name="ce21" office:value-type="string" calcext:value-type="string">
            <text:p>EXG</text:p>
          </table:table-cell>
          <table:table-cell table:style-name="ce288" office:value-type="string" calcext:value-type="string">
            <text:p>tf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F</text:p>
          </table:table-cell>
          <table:table-cell table:style-name="ce21" office:value-type="string" calcext:value-type="string">
            <text:p>TFR</text:p>
          </table:table-cell>
          <table:table-cell table:style-name="ce288" office:value-type="string" calcext:value-type="string">
            <text:p>tf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40</text:p>
          </table:table-cell>
          <table:table-cell table:style-name="ce279" office:value-type="string" calcext:value-type="string">
            <text:p>LDD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1</text:p>
          </table:table-cell>
          <table:table-cell table:style-name="ce21" office:value-type="string" calcext:value-type="string">
            <text:p>LDD (idx)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2</text:p>
          </table:table-cell>
          <table:table-cell table:style-name="ce21" office:value-type="string" calcext:value-type="string">
            <text:p>LDX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3</text:p>
          </table:table-cell>
          <table:table-cell table:style-name="ce21" office:value-type="string" calcext:value-type="string">
            <text:p>LDX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4</text:p>
          </table:table-cell>
          <table:table-cell table:style-name="ce21" office:value-type="string" calcext:value-type="string">
            <text:p>LDY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5</text:p>
          </table:table-cell>
          <table:table-cell table:style-name="ce21" office:value-type="string" calcext:value-type="string">
            <text:p>LDY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6</text:p>
          </table:table-cell>
          <table:table-cell table:style-name="ce21" office:value-type="string" calcext:value-type="string">
            <text:p>LDU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7</text:p>
          </table:table-cell>
          <table:table-cell table:style-name="ce21" office:value-type="string" calcext:value-type="string">
            <text:p>LDU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8</text:p>
          </table:table-cell>
          <table:table-cell table:style-name="ce21" office:value-type="string" calcext:value-type="string">
            <text:p>LDS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9</text:p>
          </table:table-cell>
          <table:table-cell table:style-name="ce21" office:value-type="string" calcext:value-type="string">
            <text:p>LDS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A</text:p>
          </table:table-cell>
          <table:table-cell table:style-name="ce21" office:value-type="string" calcext:value-type="string">
            <text:p>CMPD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B</text:p>
          </table:table-cell>
          <table:table-cell table:style-name="ce21" office:value-type="string" calcext:value-type="string">
            <text:p>CMP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C</text:p>
          </table:table-cell>
          <table:table-cell table:style-name="ce21" office:value-type="string" calcext:value-type="string">
            <text:p>CMPX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D</text:p>
          </table:table-cell>
          <table:table-cell table:style-name="ce21" office:value-type="string" calcext:value-type="string">
            <text:p>CMPX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E</text:p>
          </table:table-cell>
          <table:table-cell table:style-name="ce21" office:value-type="string" calcext:value-type="string">
            <text:p>CMPY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F</text:p>
          </table:table-cell>
          <table:table-cell table:style-name="ce21" office:value-type="string" calcext:value-type="string">
            <text:p>CMPY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50</text:p>
          </table:table-cell>
          <table:table-cell table:style-name="ce279" office:value-type="string" calcext:value-type="string">
            <text:p>CMPU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1</text:p>
          </table:table-cell>
          <table:table-cell table:style-name="ce21" office:value-type="string" calcext:value-type="string">
            <text:p>CMPU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2</text:p>
          </table:table-cell>
          <table:table-cell table:style-name="ce21" office:value-type="string" calcext:value-type="string">
            <text:p>CMPS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3</text:p>
          </table:table-cell>
          <table:table-cell table:style-name="ce21" office:value-type="string" calcext:value-type="string">
            <text:p>CMPS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4</text:p>
          </table:table-cell>
          <table:table-cell table:style-name="ce21" office:value-type="string" calcext:value-type="string">
            <text:p>ADD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5</text:p>
          </table:table-cell>
          <table:table-cell table:style-name="ce21" office:value-type="string" calcext:value-type="string">
            <text:p>ADD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6</text:p>
          </table:table-cell>
          <table:table-cell table:style-name="ce21" office:value-type="string" calcext:value-type="string">
            <text:p>SUB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7</text:p>
          </table:table-cell>
          <table:table-cell table:style-name="ce21" office:value-type="string" calcext:value-type="string">
            <text:p>SUB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8</text:p>
          </table:table-cell>
          <table:table-cell table:style-name="ce21" office:value-type="string" calcext:value-type="string">
            <text:p>STD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9</text:p>
          </table:table-cell>
          <table:table-cell table:style-name="ce21" office:value-type="string" calcext:value-type="string">
            <text:p>STX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A</text:p>
          </table:table-cell>
          <table:table-cell table:style-name="ce21" office:value-type="string" calcext:value-type="string">
            <text:p>STY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B</text:p>
          </table:table-cell>
          <table:table-cell table:style-name="ce21" office:value-type="string" calcext:value-type="string">
            <text:p>STU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C</text:p>
          </table:table-cell>
          <table:table-cell table:style-name="ce21" office:value-type="string" calcext:value-type="string">
            <text:p>STS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D</text:p>
          </table:table-cell>
          <table:table-cell table:style-name="ce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E</text:p>
          </table:table-cell>
          <table:table-cell table:style-name="ce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F</text:p>
          </table:table-cell>
          <table:table-cell table:style-name="ce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60</text:p>
          </table:table-cell>
          <table:table-cell table:style-name="ce279" office:value-type="string" calcext:value-type="string">
            <text:p>BRA</text:p>
          </table:table-cell>
          <table:table-cell table:style-name="ce289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1</text:p>
          </table:table-cell>
          <table:table-cell table:style-name="ce21" office:value-type="string" calcext:value-type="string">
            <text:p>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2</text:p>
          </table:table-cell>
          <table:table-cell table:style-name="ce21" office:value-type="string" calcext:value-type="string">
            <text:p>BCC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3</text:p>
          </table:table-cell>
          <table:table-cell table:style-name="ce21" office:value-type="string" calcext:value-type="string">
            <text:p>BNE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4</text:p>
          </table:table-cell>
          <table:table-cell table:style-name="ce21" office:value-type="string" calcext:value-type="string">
            <text:p>BVC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5</text:p>
          </table:table-cell>
          <table:table-cell table:style-name="ce21" office:value-type="string" calcext:value-type="string">
            <text:p>BPL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6</text:p>
          </table:table-cell>
          <table:table-cell table:style-name="ce21" office:value-type="string" calcext:value-type="string">
            <text:p>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7</text:p>
          </table:table-cell>
          <table:table-cell table:style-name="ce21" office:value-type="string" calcext:value-type="string">
            <text:p>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8</text:p>
          </table:table-cell>
          <table:table-cell table:style-name="ce21" office:value-type="string" calcext:value-type="string">
            <text:p>LBRA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9</text:p>
          </table:table-cell>
          <table:table-cell table:style-name="ce21" office:value-type="string" calcext:value-type="string">
            <text:p>L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A</text:p>
          </table:table-cell>
          <table:table-cell table:style-name="ce21" office:value-type="string" calcext:value-type="string">
            <text:p>LBC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B</text:p>
          </table:table-cell>
          <table:table-cell table:style-name="ce21" office:value-type="string" calcext:value-type="string">
            <text:p>LBNE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C</text:p>
          </table:table-cell>
          <table:table-cell table:style-name="ce21" office:value-type="string" calcext:value-type="string">
            <text:p>LBV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D</text:p>
          </table:table-cell>
          <table:table-cell table:style-name="ce21" office:value-type="string" calcext:value-type="string">
            <text:p>LBP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E</text:p>
          </table:table-cell>
          <table:table-cell table:style-name="ce21" office:value-type="string" calcext:value-type="string">
            <text:p>L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F</text:p>
          </table:table-cell>
          <table:table-cell table:style-name="ce21" office:value-type="string" calcext:value-type="string">
            <text:p>L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70</text:p>
          </table:table-cell>
          <table:table-cell table:style-name="ce279" office:value-type="string" calcext:value-type="string">
            <text:p>BRN</text:p>
          </table:table-cell>
          <table:table-cell table:style-name="ce289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1</text:p>
          </table:table-cell>
          <table:table-cell table:style-name="ce21" office:value-type="string" calcext:value-type="string">
            <text:p>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2</text:p>
          </table:table-cell>
          <table:table-cell table:style-name="ce21" office:value-type="string" calcext:value-type="string">
            <text:p>BCS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3</text:p>
          </table:table-cell>
          <table:table-cell table:style-name="ce21" office:value-type="string" calcext:value-type="string">
            <text:p>BEQ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4</text:p>
          </table:table-cell>
          <table:table-cell table:style-name="ce21" office:value-type="string" calcext:value-type="string">
            <text:p>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5</text:p>
          </table:table-cell>
          <table:table-cell table:style-name="ce21" office:value-type="string" calcext:value-type="string">
            <text:p>BMI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6</text:p>
          </table:table-cell>
          <table:table-cell table:style-name="ce21" office:value-type="string" calcext:value-type="string">
            <text:p>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7</text:p>
          </table:table-cell>
          <table:table-cell table:style-name="ce21" office:value-type="string" calcext:value-type="string">
            <text:p>BLE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8</text:p>
          </table:table-cell>
          <table:table-cell table:style-name="ce21" office:value-type="string" calcext:value-type="string">
            <text:p>LBRN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9</text:p>
          </table:table-cell>
          <table:table-cell table:style-name="ce21" office:value-type="string" calcext:value-type="string">
            <text:p>L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A</text:p>
          </table:table-cell>
          <table:table-cell table:style-name="ce21" office:value-type="string" calcext:value-type="string">
            <text:p>LBC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B</text:p>
          </table:table-cell>
          <table:table-cell table:style-name="ce21" office:value-type="string" calcext:value-type="string">
            <text:p>LBEQ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C</text:p>
          </table:table-cell>
          <table:table-cell table:style-name="ce21" office:value-type="string" calcext:value-type="string">
            <text:p>L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D</text:p>
          </table:table-cell>
          <table:table-cell table:style-name="ce21" office:value-type="string" calcext:value-type="string">
            <text:p>LBM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E</text:p>
          </table:table-cell>
          <table:table-cell table:style-name="ce21" office:value-type="string" calcext:value-type="string">
            <text:p>L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F</text:p>
          </table:table-cell>
          <table:table-cell table:style-name="ce21" office:value-type="string" calcext:value-type="string">
            <text:p>LBL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80</text:p>
          </table:table-cell>
          <table:table-cell table:style-name="ce279" office:value-type="string" calcext:value-type="string">
            <text:p>CLRA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1</text:p>
          </table:table-cell>
          <table:table-cell table:style-name="ce21" office:value-type="string" calcext:value-type="string">
            <text:p>CLR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2</text:p>
          </table:table-cell>
          <table:table-cell table:style-name="ce21" office:value-type="string" calcext:value-type="string">
            <text:p>CLR (idx)</text:p>
          </table:table-cell>
          <table:table-cell table:style-name="ce288" office:value-type="string" calcext:value-type="string">
            <text:p>clr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3</text:p>
          </table:table-cell>
          <table:table-cell table:style-name="ce21" office:value-type="string" calcext:value-type="string">
            <text:p>COM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4</text:p>
          </table:table-cell>
          <table:table-cell table:style-name="ce21" office:value-type="string" calcext:value-type="string">
            <text:p>COM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5</text:p>
          </table:table-cell>
          <table:table-cell table:style-name="ce21" office:value-type="string" calcext:value-type="string">
            <text:p>COM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6</text:p>
          </table:table-cell>
          <table:table-cell table:style-name="ce21" office:value-type="string" calcext:value-type="string">
            <text:p>NEGA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7</text:p>
          </table:table-cell>
          <table:table-cell table:style-name="ce21" office:value-type="string" calcext:value-type="string">
            <text:p>NEGB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8</text:p>
          </table:table-cell>
          <table:table-cell table:style-name="ce21" office:value-type="string" calcext:value-type="string">
            <text:p>NEG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9</text:p>
          </table:table-cell>
          <table:table-cell table:style-name="ce21" office:value-type="string" calcext:value-type="string">
            <text:p>INC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A</text:p>
          </table:table-cell>
          <table:table-cell table:style-name="ce21" office:value-type="string" calcext:value-type="string">
            <text:p>INC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B</text:p>
          </table:table-cell>
          <table:table-cell table:style-name="ce21" office:value-type="string" calcext:value-type="string">
            <text:p>IN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C</text:p>
          </table:table-cell>
          <table:table-cell table:style-name="ce21" office:value-type="string" calcext:value-type="string">
            <text:p>DEC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D</text:p>
          </table:table-cell>
          <table:table-cell table:style-name="ce21" office:value-type="string" calcext:value-type="string">
            <text:p>DEC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E</text:p>
          </table:table-cell>
          <table:table-cell table:style-name="ce21" office:value-type="string" calcext:value-type="string">
            <text:p>DE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F</text:p>
          </table:table-cell>
          <table:table-cell table:style-name="ce21" office:value-type="string" calcext:value-type="string">
            <text:p>RTS</text:p>
          </table:table-cell>
          <table:table-cell table:style-name="ce288" office:value-type="string" calcext:value-type="string">
            <text:p>rt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90</text:p>
          </table:table-cell>
          <table:table-cell table:style-name="ce279" office:value-type="string" calcext:value-type="string">
            <text:p>TSTA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1</text:p>
          </table:table-cell>
          <table:table-cell table:style-name="ce21" office:value-type="string" calcext:value-type="string">
            <text:p>TST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2</text:p>
          </table:table-cell>
          <table:table-cell table:style-name="ce21" office:value-type="string" calcext:value-type="string">
            <text:p>TS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3</text:p>
          </table:table-cell>
          <table:table-cell table:style-name="ce21" office:value-type="string" calcext:value-type="string">
            <text:p>LSR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4</text:p>
          </table:table-cell>
          <table:table-cell table:style-name="ce21" office:value-type="string" calcext:value-type="string">
            <text:p>LSR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5</text:p>
          </table:table-cell>
          <table:table-cell table:style-name="ce21" office:value-type="string" calcext:value-type="string">
            <text:p>L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6</text:p>
          </table:table-cell>
          <table:table-cell table:style-name="ce21" office:value-type="string" calcext:value-type="string">
            <text:p>ROR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7</text:p>
          </table:table-cell>
          <table:table-cell table:style-name="ce21" office:value-type="string" calcext:value-type="string">
            <text:p>ROR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8</text:p>
          </table:table-cell>
          <table:table-cell table:style-name="ce21" office:value-type="string" calcext:value-type="string">
            <text:p>RO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9</text:p>
          </table:table-cell>
          <table:table-cell table:style-name="ce21" office:value-type="string" calcext:value-type="string">
            <text:p>ASR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A</text:p>
          </table:table-cell>
          <table:table-cell table:style-name="ce21" office:value-type="string" calcext:value-type="string">
            <text:p>ASR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A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C</text:p>
          </table:table-cell>
          <table:table-cell table:style-name="ce21" office:value-type="string" calcext:value-type="string">
            <text:p>ASL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D</text:p>
          </table:table-cell>
          <table:table-cell table:style-name="ce21" office:value-type="string" calcext:value-type="string">
            <text:p>ASL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E</text:p>
          </table:table-cell>
          <table:table-cell table:style-name="ce21" office:value-type="string" calcext:value-type="string">
            <text:p>AS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F</text:p>
          </table:table-cell>
          <table:table-cell table:style-name="ce21" office:value-type="string" calcext:value-type="string">
            <text:p>RTI</text:p>
          </table:table-cell>
          <table:table-cell table:style-name="ce288" office:value-type="string" calcext:value-type="string">
            <text:p>irq, firq…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A0</text:p>
          </table:table-cell>
          <table:table-cell table:style-name="ce279" office:value-type="string" calcext:value-type="string">
            <text:p>ROLA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1</text:p>
          </table:table-cell>
          <table:table-cell table:style-name="ce21" office:value-type="string" calcext:value-type="string">
            <text:p>ROL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2</text:p>
          </table:table-cell>
          <table:table-cell table:style-name="ce21" office:value-type="string" calcext:value-type="string">
            <text:p>RO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3</text:p>
          </table:table-cell>
          <table:table-cell table:style-name="ce21" office:value-type="string" calcext:value-type="string">
            <text:p>LS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4</text:p>
          </table:table-cell>
          <table:table-cell table:style-name="ce21" office:value-type="string" calcext:value-type="string">
            <text:p>RO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5</text:p>
          </table:table-cell>
          <table:table-cell table:style-name="ce21" office:value-type="string" calcext:value-type="string">
            <text:p>AS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6</text:p>
          </table:table-cell>
          <table:table-cell table:style-name="ce21" office:value-type="string" calcext:value-type="string">
            <text:p>ASL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7</text:p>
          </table:table-cell>
          <table:table-cell table:style-name="ce21" office:value-type="string" calcext:value-type="string">
            <text:p>ROL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8</text:p>
          </table:table-cell>
          <table:table-cell table:style-name="ce21" office:value-type="string" calcext:value-type="string">
            <text:p>JMP</text:p>
          </table:table-cell>
          <table:table-cell table:style-name="ce288" office:value-type="string" calcext:value-type="string">
            <text:p>jmp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9</text:p>
          </table:table-cell>
          <table:table-cell table:style-name="ce21" office:value-type="string" calcext:value-type="string">
            <text:p>J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A</text:p>
          </table:table-cell>
          <table:table-cell table:style-name="ce21" office:value-type="string" calcext:value-type="string">
            <text:p>BSR</text:p>
          </table:table-cell>
          <table:table-cell table:style-name="ce288" office:value-type="string" calcext:value-type="string">
            <text:p>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B</text:p>
          </table:table-cell>
          <table:table-cell table:style-name="ce21" office:value-type="string" calcext:value-type="string">
            <text:p>LBSR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AC</text:p>
          </table:table-cell>
          <table:table-cell table:style-name="ce21" office:value-type="string" calcext:value-type="string">
            <text:p>DECB, JNZ</text:p>
          </table:table-cell>
          <table:table-cell table:style-name="ce288" office:value-type="string" calcext:value-type="string">
            <text:p>dec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AD</text:p>
          </table:table-cell>
          <table:table-cell table:style-name="ce21" office:value-type="string" calcext:value-type="string">
            <text:p>DECX, JNZ</text:p>
          </table:table-cell>
          <table:table-cell table:style-name="ce288" office:value-type="string" calcext:value-type="string">
            <text:p>decx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E</text:p>
          </table:table-cell>
          <table:table-cell table:style-name="ce21" office:value-type="string" calcext:value-type="string">
            <text:p>NOP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F</text:p>
          </table:table-cell>
          <table:table-cell table:style-name="ce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6" office:value-type="string" calcext:value-type="string">
            <text:p>B0</text:p>
          </table:table-cell>
          <table:table-cell table:style-name="ce130" office:value-type="string" calcext:value-type="string">
            <text:p>ABX</text:p>
          </table:table-cell>
          <table:table-cell table:style-name="ce290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B1</text:p>
          </table:table-cell>
          <table:table-cell table:style-name="ce21" office:value-type="string" calcext:value-type="string">
            <text:p>DA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B2</text:p>
          </table:table-cell>
          <table:table-cell table:style-name="ce21" office:value-type="string" calcext:value-type="string">
            <text:p>SEX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2"/>
          <table:table-cell table:style-name="ce296"/>
        </table:table-row>
        <table:table-row table:style-name="ro7">
          <table:table-cell/>
          <table:table-cell table:style-name="ce3" office:value-type="string" calcext:value-type="string">
            <text:p>B3</text:p>
          </table:table-cell>
          <table:table-cell table:style-name="ce21" office:value-type="string" calcext:value-type="string">
            <text:p>MUL</text:p>
          </table:table-cell>
          <table:table-cell table:style-name="ce288" office:value-type="string" calcext:value-type="string">
            <text:p>mu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4</text:p>
          </table:table-cell>
          <table:table-cell table:style-name="ce21" office:value-type="string" calcext:value-type="string">
            <text:p>LMU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5</text:p>
          </table:table-cell>
          <table:table-cell table:style-name="ce21" office:value-type="string" calcext:value-type="string">
            <text:p>DIV X,B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6</text:p>
          </table:table-cell>
          <table:table-cell table:style-name="ce21" office:value-type="string" calcext:value-type="string">
            <text:p>BMOVE Y,X,U</text:p>
          </table:table-cell>
          <table:table-cell table:style-name="ce288" office:value-type="string" calcext:value-type="string">
            <text:p>b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7</text:p>
          </table:table-cell>
          <table:table-cell table:style-name="ce21" office:value-type="string" calcext:value-type="string">
            <text:p>MOVE Y,X,U</text:p>
          </table:table-cell>
          <table:table-cell table:style-name="ce288" office:value-type="string" calcext:value-type="string">
            <text:p>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8</text:p>
          </table:table-cell>
          <table:table-cell table:style-name="ce280" office:value-type="string" calcext:value-type="string">
            <text:p>L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9</text:p>
          </table:table-cell>
          <table:table-cell table:style-name="ce280" office:value-type="string" calcext:value-type="string">
            <text:p>L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A</text:p>
          </table:table-cell>
          <table:table-cell table:style-name="ce280" office:value-type="string" calcext:value-type="string">
            <text:p>RO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B</text:p>
          </table:table-cell>
          <table:table-cell table:style-name="ce280" office:value-type="string" calcext:value-type="string">
            <text:p>RO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C</text:p>
          </table:table-cell>
          <table:table-cell table:style-name="ce280" office:value-type="string" calcext:value-type="string">
            <text:p>A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D</text:p>
          </table:table-cell>
          <table:table-cell table:style-name="ce280" office:value-type="string" calcext:value-type="string">
            <text:p>A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E</text:p>
          </table:table-cell>
          <table:table-cell table:style-name="ce280" office:value-type="string" calcext:value-type="string">
            <text:p>AS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F</text:p>
          </table:table-cell>
          <table:table-cell table:style-name="ce280" office:value-type="string" calcext:value-type="string">
            <text:p>AS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7" office:value-type="string" calcext:value-type="string">
            <text:p>C0</text:p>
          </table:table-cell>
          <table:table-cell table:style-name="ce281" office:value-type="string" calcext:value-type="string">
            <text:p>ROLD</text:p>
          </table:table-cell>
          <table:table-cell table:style-name="ce291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1</text:p>
          </table:table-cell>
          <table:table-cell table:style-name="ce280" office:value-type="string" calcext:value-type="string">
            <text:p>RO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2</text:p>
          </table:table-cell>
          <table:table-cell table:style-name="ce21" office:value-type="string" calcext:value-type="string">
            <text:p>CL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3</text:p>
          </table:table-cell>
          <table:table-cell table:style-name="ce21" office:value-type="string" calcext:value-type="string">
            <text:p>CL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4</text:p>
          </table:table-cell>
          <table:table-cell table:style-name="ce21" office:value-type="string" calcext:value-type="string">
            <text:p>NEG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5</text:p>
          </table:table-cell>
          <table:table-cell table:style-name="ce21" office:value-type="string" calcext:value-type="string">
            <text:p>NEG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6</text:p>
          </table:table-cell>
          <table:table-cell table:style-name="ce21" office:value-type="string" calcext:value-type="string">
            <text:p>INC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7</text:p>
          </table:table-cell>
          <table:table-cell table:style-name="ce21" office:value-type="string" calcext:value-type="string">
            <text:p>INC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8</text:p>
          </table:table-cell>
          <table:table-cell table:style-name="ce21" office:value-type="string" calcext:value-type="string">
            <text:p>DEC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9</text:p>
          </table:table-cell>
          <table:table-cell table:style-name="ce21" office:value-type="string" calcext:value-type="string">
            <text:p>DEC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A</text:p>
          </table:table-cell>
          <table:table-cell table:style-name="ce21" office:value-type="string" calcext:value-type="string">
            <text:p>TST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B</text:p>
          </table:table-cell>
          <table:table-cell table:style-name="ce21" office:value-type="string" calcext:value-type="string">
            <text:p>TST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C</text:p>
          </table:table-cell>
          <table:table-cell table:style-name="ce21" office:value-type="string" calcext:value-type="string">
            <text:p>ABSA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D</text:p>
          </table:table-cell>
          <table:table-cell table:style-name="ce21" office:value-type="string" calcext:value-type="string">
            <text:p>ABSB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E</text:p>
          </table:table-cell>
          <table:table-cell table:style-name="ce21" office:value-type="string" calcext:value-type="string">
            <text:p>ABS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F</text:p>
          </table:table-cell>
          <table:table-cell table:style-name="ce21" office:value-type="string" calcext:value-type="string">
            <text:p>BSETA X,U</text:p>
          </table:table-cell>
          <table:table-cell table:style-name="ce288" office:value-type="string" calcext:value-type="string">
            <text:p>bse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7" office:value-type="string" calcext:value-type="string">
            <text:p>D0</text:p>
          </table:table-cell>
          <table:table-cell table:style-name="ce279" office:value-type="string" calcext:value-type="string">
            <text:p>BSETD X,U</text:p>
          </table:table-cell>
          <table:table-cell table:style-name="ce289" office:value-type="string" calcext:value-type="string">
            <text:p>bset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21" office:value-type="string" calcext:value-type="string">
            <text:p>IRQ</text:p>
          </table:table-cell>
          <table:table-cell table:style-name="ce288" office:value-type="string" calcext:value-type="string">
            <text:p>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IRQ</text:p>
          </table:table-cell>
          <table:table-cell table:style-name="ce292" office:value-type="string" calcext:value-type="string">
            <text:p>f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MI</text:p>
          </table:table-cell>
          <table:table-cell table:style-name="ce292" office:value-type="string" calcext:value-type="string">
            <text:p>nmi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IRQ then FIRQ</text:p>
          </table:table-cell>
          <table:table-cell table:style-name="ce292"/>
          <table:table-cell table:style-name="ce295" office:value-type="string" calcext:value-type="string">
            <text:p>FIRQ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IRQ then NMI</text:p>
          </table:table-cell>
          <table:table-cell table:style-name="ce292"/>
          <table:table-cell table:style-name="ce295" office:value-type="string" calcext:value-type="string">
            <text:p>NMI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IRQ then NMI</text:p>
          </table:table-cell>
          <table:table-cell table:style-name="ce292"/>
          <table:table-cell table:style-name="ce295" office:value-type="string" calcext:value-type="string">
            <text:p>NMI service should interrupt the FIRQ service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MI then IRQ</text:p>
          </table:table-cell>
          <table:table-cell table:style-name="ce292"/>
          <table:table-cell table:style-name="ce295" office:value-type="string" calcext:value-type="string">
            <text:p>IRQ should be ignored until NMI is finished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MI then FIRQ</text:p>
          </table:table-cell>
          <table:table-cell table:style-name="ce292"/>
          <table:table-cell table:style-name="ce295" office:value-type="string" calcext:value-type="string">
            <text:p>FIRQ should be ignored until NMI is finished</text:p>
          </table:table-cell>
          <table:table-cell table:number-columns-repeated="3"/>
        </table:table-row>
        <table:table-row table:style-name="ro7" table:number-rows-repeated="1048364">
          <table:table-cell table:number-columns-repeated="8"/>
        </table:table-row>
        <table:table-row table:style-name="ro7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2">00/00/0000</text:date>, <text:time style:data-style-name="N2" text:time-value="17:43:00.4685479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4-02T21:50:33.375501513</dc:date>
    <meta:editing-duration>P8DT14H8M54S</meta:editing-duration>
    <meta:editing-cycles>51</meta:editing-cycles>
    <meta:generator>LibreOffice/6.4.7.2$Linux_X86_64 LibreOffice_project/40$Build-2</meta:generator>
    <dc:creator>Pepe </dc:creator>
    <meta:document-statistic meta:table-count="7" meta:cell-count="6004" meta:object-count="0"/>
  </office:meta>
</office:document-meta>
</file>